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8.58mm"/>
    </style:style>
    <style:style style:name="co2" style:family="table-column">
      <style:table-column-properties fo:break-before="auto" style:column-width="66.73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53.57mm"/>
    </style:style>
    <style:style style:name="co5" style:family="table-column">
      <style:table-column-properties fo:break-before="auto" style:column-width="51.65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49.53mm"/>
    </style:style>
    <style:style style:name="co8" style:family="table-column">
      <style:table-column-properties fo:break-before="auto" style:column-width="50.38mm"/>
    </style:style>
    <style:style style:name="co9" style:family="table-column">
      <style:table-column-properties fo:break-before="auto" style:column-width="54.42mm"/>
    </style:style>
    <style:style style:name="co10" style:family="table-column">
      <style:table-column-properties fo:break-before="auto" style:column-width="47.41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różnica ratingów (brana z sezonu 17/18)</text:p>
          </table:table-cell>
          <table:table-cell office:value-type="string" calcext:value-type="string">
            <text:p>Ostatni mecz strzelone gosp.</text:p>
          </table:table-cell>
          <table:table-cell office:value-type="string" calcext:value-type="string">
            <text:p>Ostatni mecz stracone gosp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2. Ostatni mecz strzelone gosp.</text:p>
          </table:table-cell>
          <table:table-cell office:value-type="string" calcext:value-type="string">
            <text:p>2. Ostatni mecz stracone gosp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3. Ostatni mecz strzelone gosp.</text:p>
          </table:table-cell>
          <table:table-cell office:value-type="string" calcext:value-type="string">
            <text:p>3. Ostatni mecz stracone gosp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4. Ostatni mecz strzelone gosp.</text:p>
          </table:table-cell>
          <table:table-cell office:value-type="string" calcext:value-type="string">
            <text:p>4. Ostatni mecz stracone gosp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5. Ostatni mecz strzelone gosp.</text:p>
          </table:table-cell>
          <table:table-cell office:value-type="string" calcext:value-type="string">
            <text:p>5. Ostatni mecz stracone gosp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Ostatni mecz strzelone gosc</text:p>
          </table:table-cell>
          <table:table-cell office:value-type="string" calcext:value-type="string">
            <text:p>Ostatni mecz stracone gosc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2. Ostatni mecz strzelone gosc</text:p>
          </table:table-cell>
          <table:table-cell office:value-type="string" calcext:value-type="string">
            <text:p>2. Ostatni mecz stracone gosc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3. Ostatni mecz strzelone gosc</text:p>
          </table:table-cell>
          <table:table-cell office:value-type="string" calcext:value-type="string">
            <text:p>3. Ostatni mecz stracone gosc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4. Ostatni mecz strzelone gosc</text:p>
          </table:table-cell>
          <table:table-cell office:value-type="string" calcext:value-type="string">
            <text:p>4. Ostatni mecz stracone gosc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5. Ostatni mecz strzelone gosc</text:p>
          </table:table-cell>
          <table:table-cell office:value-type="string" calcext:value-type="string">
            <text:p>5. Ostatni mecz stracone gosc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Ostatni bezpośredni strzelone</text:p>
          </table:table-cell>
          <table:table-cell office:value-type="string" calcext:value-type="string">
            <text:p>Ostatni bezpośredni stracone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2. Ostatni bezpośredni strzelone</text:p>
          </table:table-cell>
          <table:table-cell office:value-type="string" calcext:value-type="string">
            <text:p>2. Ostatni bezpośredni stracone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3. Ostatni bezpośredni strzelone</text:p>
          </table:table-cell>
          <table:table-cell office:value-type="string" calcext:value-type="string">
            <text:p>3. Ostatni bezpośredni stracone</text:p>
          </table:table-cell>
          <table:table-cell office:value-type="string" calcext:value-type="string">
            <text:p>różnica ratingów</text:p>
          </table:table-cell>
          <table:table-cell office:value-type="string" calcext:value-type="string">
            <text:p>Strzelone przez gospodarza</text:p>
          </table:table-cell>
          <table:table-cell office:value-type="string" calcext:value-type="string">
            <text:p>Strzelone przez gościa</text:p>
          </table:table-cell>
        </table:table-row>
        <table:table-row table:style-name="ro1">
          <table:table-cell office:value-type="string" calcext:value-type="string">
            <text:p>Leganes vs Deportivo Alaves (23 listopad 2018)</text:p>
          </table:table-cell>
          <table:table-cell table:style-name="ce1" table:formula="of:=6.73-6.67" office:value-type="float" office:value="0.0600000000000005" calcext:value-type="float">
            <text:p>0,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3-6.91" office:value-type="float" office:value="-0.18" calcext:value-type="float">
            <text:p>-0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3-6.54"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6.73-7.1" office:value-type="float" office:value="-0.369999999999999" calcext:value-type="float">
            <text:p>-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3-6.71" office:value-type="float" office:value="0.0200000000000005" calcext:value-type="float">
            <text:p>0,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73-6.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7-6.78" office:value-type="float" office:value="-0.11" calcext:value-type="float">
            <text:p>-0,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87"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57" office:value-type="float" office:value="0.0999999999999996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3-6.7" office:value-type="float" office:value="0.0300000000000002" calcext:value-type="float">
            <text:p>0,0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-6.75" office:value-type="float" office:value="-0.0499999999999998" calcext:value-type="float">
            <text:p>-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-6.75" office:value-type="float" office:value="-0.0499999999999998" calcext:value-type="float">
            <text:p>-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bar vs Real Madrytr (24 listopad 2018)</text:p>
          </table:table-cell>
          <table:table-cell table:formula="of:=6.78-7.2" office:value-type="float" office:value="-0.42" calcext:value-type="float">
            <text:p>-0,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8-6.7" office:value-type="float" office:value="0.0800000000000001" calcext:value-type="float">
            <text:p>0,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8-6.84" office:value-type="float" office:value="-0.0599999999999996" calcext:value-type="float">
            <text:p>-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78-6.88" office:value-type="float" office:value="-0.0999999999999996" calcext:value-type="float">
            <text:p>-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8-6.73" office:value-type="float" office:value="0.049999999999999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8-6.87" office:value-type="float" office:value="-0.0899999999999999" calcext:value-type="float">
            <text:p>-0,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7.2-6.87"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7.2-7.18" office:value-type="float" office:value="0.0200000000000005" calcext:value-type="float">
            <text:p>0,02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-6.7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7.2-6.88" office:value-type="float" office:value="0.32" calcext:value-type="float">
            <text:p>0,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2-6.84"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-7.19" office:value-type="float" office:value="-0.390000000000001" calcext:value-type="float">
            <text:p>-0,39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.77-7.11" office:value-type="float" office:value="-0.340000000000001" calcext:value-type="float">
            <text:p>-0,34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3-7.16" office:value-type="float" office:value="-0.53" calcext:value-type="float">
            <text:p>-0,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cia vs Rayo Vallecano (24 listopad 2018)</text:p>
          </table:table-cell>
          <table:table-cell table:formula="of:=6.99-6.62"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6.99-6.79"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73" office:value-type="float" office:value="0.26" calcext:value-type="float">
            <text:p>0,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7.18" office:value-type="float" office:value="-0.19" calcext:value-type="float">
            <text:p>-0,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87"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99-6.76"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2-6.79"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6.73" office:value-type="float" office:value="-0.11" calcext:value-type="float">
            <text:p>-0,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2-6.59" office:value-type="float" office:value="0.0300000000000002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7.04" office:value-type="float" office:value="-0.42" calcext:value-type="float">
            <text:p>-0,4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99-6.71" office:value-type="float" office:value="0.28" calcext:value-type="float">
            <text:p>0,2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.82-6.73" office:value-type="float" office:value="0.089999999999999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L4]" office:value-type="float" office:value="0.089999999999999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 Huesca vs Levante (24 listopad 2018)</text:p>
          </table:table-cell>
          <table:table-cell table:formula="of:=6.59-6.62" office:value-type="float" office:value="-0.0300000000000002" calcext:value-type="float">
            <text:p>-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5"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9-6.8" office:value-type="float" office:value="-0.21" calcext:value-type="float">
            <text:p>-0,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9"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9-6.87" office:value-type="float" office:value="-0.28" calcext:value-type="float">
            <text:p>-0,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9-6.62" office:value-type="float" office:value="-0.0300000000000002" calcext:value-type="float">
            <text:p>-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85" office:value-type="float" office:value="-0.23" calcext:value-type="float">
            <text:p>-0,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7.2" office:value-type="float" office:value="-0.58" calcext:value-type="float">
            <text:p>-0,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2-6.75" office:value-type="float" office:value="-0.13" calcext:value-type="float">
            <text:p>-0,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2-6.57" office:value-type="float" office:value="0.0499999999999998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6.8"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8-6.5"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I5]"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L5]" office:value-type="float" office:value="0.18" calcext:value-type="float">
            <text:p>0,1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letico Madryt vs Barcelona (24 listopad 2018)</text:p>
          </table:table-cell>
          <table:table-cell table:formula="of:=7.04-7.18" office:value-type="float" office:value="-0.14" calcext:value-type="float">
            <text:p>-0,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.04-6.84"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04-6.87"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04-6.76"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04-6.59" office:value-type="float" office:value="0.45" calcext:value-type="float">
            <text:p>0,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04-6.78"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.18-6.62" office:value-type="float" office:value="0.56" calcext:value-type="float">
            <text:p>0,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8-6.99"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18-6.73" office:value-type="float" office:value="0.449999999999999" calcext:value-type="float">
            <text:p>0,44999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18-6.87"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18-6.57" office:value-type="float" office:value="0.609999999999999" calcext:value-type="float">
            <text:p>0,6099999999999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06-7.15" office:value-type="float" office:value="-0.0900000000000007" calcext:value-type="float">
            <text:p>-0,09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1-7.12" office:value-type="float" office:value="-0.0200000000000005" calcext:value-type="float">
            <text:p>-0,02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L6]" office:value-type="float" office:value="-0.0200000000000005" calcext:value-type="float">
            <text:p>-0,020000000000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letic Bilbao vs Getafe (25 listopad 2018)</text:p>
          </table:table-cell>
          <table:table-cell table:formula="of:=6.84-6.75" office:value-type="float" office:value="0.089999999999999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6.84-6.81" office:value-type="float" office:value="0.0299999999999994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4-6.64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84-6.71"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84-6.98" office:value-type="float" office:value="-0.140000000000001" calcext:value-type="float">
            <text:p>-0,1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4-6.49" office:value-type="float" office:value="0.35" calcext:value-type="float">
            <text:p>0,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1-6.59" office:value-type="float" office:value="0.220000000000001" calcext:value-type="float">
            <text:p>0,22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1-6.62" office:value-type="float" office:value="0.19" calcext:value-type="float">
            <text:p>0,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1-6.87" office:value-type="float" office:value="-0.0599999999999996" calcext:value-type="float">
            <text:p>-0,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1-6.7"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81-6.88" office:value-type="float" office:value="-0.0699999999999994" calcext:value-type="float">
            <text:p>-0,069999999999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9-6.43" office:value-type="float" office:value="0.470000000000001" calcext:value-type="float">
            <text:p>0,47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7-6.58" office:value-type="float" office:value="0.29" calcext:value-type="float">
            <text:p>0,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7.04-6.68" office:value-type="float" office:value="0.36" calcext:value-type="float">
            <text:p>0,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illa vs Real Valladolid (25 listopad 2018)</text:p>
          </table:table-cell>
          <table:table-cell table:formula="of:=6.88-6.48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8-6.63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8-6.49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8-6.61"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formula="of:=6.68-6.98" office:value-type="float" office:value="-0.300000000000001" calcext:value-type="float">
            <text:p>-0,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8-6.59"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48-7.2" office:value-type="float" office:value="-0.72" calcext:value-type="float">
            <text:p>-0,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48-6.76" office:value-type="float" office:value="-0.279999999999999" calcext:value-type="float">
            <text:p>-0,27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48-6.85" office:value-type="float" office:value="-0.369999999999999" calcext:value-type="float">
            <text:p>-0,36999999999999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48-6.87" office:value-type="float" office:value="-0.39" calcext:value-type="float">
            <text:p>-0,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48-6.75" office:value-type="float" office:value="-0.27" calcext:value-type="float">
            <text:p>-0,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.98-6.74"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02-6.68"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L8]"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anyol vs Girona (25 listopad 2018)</text:p>
          </table:table-cell>
          <table:table-cell table:formula="of:=6.8-6.67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6.8-6.65" office:value-type="float" office:value="0.149999999999999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-6.71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-6.62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-6.62"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8-6.81" office:value-type="float" office:value="-0.0100000000000007" calcext:value-type="float">
            <text:p>-0,01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99" office:value-type="float" office:value="-0.32" calcext:value-type="float">
            <text:p>-0,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7-6.87" office:value-type="float" office:value="-0.2" calcext:value-type="float">
            <text:p>-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7-6.62" office:value-type="float" office:value="0.0499999999999998" calcext:value-type="float">
            <text:p>0,0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7-7.18" office:value-type="float" office:value="-0.51" calcext:value-type="float">
            <text:p>-0,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85"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7-6.44" office:value-type="float" office:value="0.329999999999999" calcext:value-type="float">
            <text:p>0,32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7-6.44" office:value-type="float" office:value="0.329999999999999" calcext:value-type="float">
            <text:p>0,32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7-6.44" office:value-type="float" office:value="0.329999999999999" calcext:value-type="float">
            <text:p>0,32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lareal vs Real Betis (25 listopad 2018)</text:p>
          </table:table-cell>
          <table:table-cell table:style-name="ce1" table:formula="of:=6.85-6.73" office:value-type="float" office:value="0.119999999999999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5-6.62" office:value-type="float" office:value="0.23" calcext:value-type="float">
            <text:p>0,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85-6.91" office:value-type="float" office:value="-0.0600000000000005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85-6.48" office:value-type="float" office:value="0.369999999999999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6.85-6.81" office:value-type="float" office:value="0.0399999999999991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5-6.67" office:value-type="float" office:value="0.18" calcext:value-type="float">
            <text:p>0,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.73-7.18" office:value-type="float" office:value="-0.449999999999999" calcext:value-type="float">
            <text:p>-0,4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3-6.75" office:value-type="float" office:value="-0.0199999999999996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3-7.04" office:value-type="float" office:value="-0.31" calcext:value-type="float">
            <text:p>-0,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3-6.79" office:value-type="float" office:value="-0.0599999999999996" calcext:value-type="float">
            <text:p>-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3-6.99" office:value-type="float" office:value="-0.26" calcext:value-type="float">
            <text:p>-0,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8-6.55"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88-6.71"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96-6.58"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 Sociedad vs Celta Vigo (26 listopad 2018)</text:p>
          </table:table-cell>
          <table:table-cell table:formula="of:=6.87-6.61" office:value-type="float" office:value="0.26" calcext:value-type="float">
            <text:p>0,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7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81" office:value-type="float" office:value="0.0599999999999996" calcext:value-type="float">
            <text:p>0,0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7-6.54"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7-7.1" office:value-type="float" office:value="-0.23" calcext:value-type="float">
            <text:p>-0,2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61-6.76" office:value-type="float" office:value="-0.149999999999999" calcext:value-type="float">
            <text:p>-0,14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8" office:value-type="float" office:value="-0.27" calcext:value-type="float">
            <text:p>-0,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1-6.99" office:value-type="float" office:value="-0.38" calcext:value-type="float">
            <text:p>-0,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1-6.79" office:value-type="float" office:value="-0.18" calcext:value-type="float">
            <text:p>-0,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1-6.62" office:value-type="float" office:value="-0.00999999999999979" calcext:value-type="float">
            <text:p>-0,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-6.64"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91-6.75" office:value-type="float" office:value="0.16" calcext:value-type="float">
            <text:p>0,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-6.84"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o Vallecano vs Eibar (30 listopad 2018)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71" office:value-type="float" office:value="-0.0899999999999999" calcext:value-type="float">
            <text:p>-0,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2-7.1" office:value-type="float" office:value="-0.48" calcext:value-type="float">
            <text:p>-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65" office:value-type="float" office:value="-0.0300000000000002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2-6.59" office:value-type="float" office:value="0.0300000000000002" calcext:value-type="float">
            <text:p>0,0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63" office:value-type="float" office:value="-0.00999999999999979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57" office:value-type="float" office:value="0.0499999999999998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62-6.79"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6.8" office:value-type="float" office:value="-0.18" calcext:value-type="float">
            <text:p>-0,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7.04" office:value-type="float" office:value="-0.42" calcext:value-type="float">
            <text:p>-0,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7-6.6"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81-6.58"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.67-6.57" office:value-type="float" office:value="0.0999999999999996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a Vigo vs SD Huesca (1 grudzień 2018)</text:p>
          </table:table-cell>
          <table:table-cell table:formula="of:=6.87-6.49"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87-6.98" office:value-type="float" office:value="-0.11" calcext:value-type="float">
            <text:p>-0,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67"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7-6.59" office:value-type="float" office:value="0.28" calcext:value-type="float">
            <text:p>0,2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87-6.48"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9-6.7" office:value-type="float" office:value="-0.21" calcext:value-type="float">
            <text:p>-0,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9-6.88" office:value-type="float" office:value="-0.39" calcext:value-type="float">
            <text:p>-0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49-6.57" office:value-type="float" office:value="-0.0800000000000001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49-7.04" office:value-type="float" office:value="-0.55" calcext:value-type="float">
            <text:p>-0,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6.49-7.18" office:value-type="float" office:value="-0.69" calcext:value-type="float">
            <text:p>-0,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.66-6.17"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29-6.27" office:value-type="float" office:value="0.0200000000000005" calcext:value-type="float">
            <text:p>0,02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L13]" office:value-type="float" office:value="0.0200000000000005" calcext:value-type="float">
            <text:p>0,02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Valladoid vs Leganes (1 grudzień 2018)</text:p>
          </table:table-cell>
          <table:table-cell table:formula="of:=6.57-6.58" office:value-type="float" office:value="-0.00999999999999979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7-6.62" office:value-type="float" office:value="-0.0499999999999998" calcext:value-type="float">
            <text:p>-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7-6.63" office:value-type="float" office:value="-0.0599999999999996" calcext:value-type="float">
            <text:p>-0,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7-6.49" office:value-type="float" office:value="0.0800000000000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7-6.62" office:value-type="float" office:value="-0.0499999999999998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7-6.67" office:value-type="float" office:value="-0.0999999999999996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8-6.79"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8-6.62" office:value-type="float" office:value="-0.04" calcext:value-type="float">
            <text:p>-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8-6.99" office:value-type="float" office:value="-0.41" calcext:value-type="float">
            <text:p>-0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8-6.76"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8-6.78"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5-6.55" office:value-type="float" office:value="-0.0999999999999996" calcext:value-type="float">
            <text:p>-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I14]" office:value-type="float" office:value="-0.0999999999999996" calcext:value-type="float">
            <text:p>-0,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3-6.21"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tafe vs Espanyol (1 grudzień 2018)</text:p>
          </table:table-cell>
          <table:table-cell table:formula="of:=6.75-6.63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5-6.81" office:value-type="float" office:value="-0.0600000000000005" calcext:value-type="float">
            <text:p>-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5-6.73" office:value-type="float" office:value="0.019999999999999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-6.6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5-6.91" office:value-type="float" office:value="-0.16" calcext:value-type="float">
            <text:p>-0,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5-6.59"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3-6.88" office:value-type="float" office:value="-0.25" calcext:value-type="float">
            <text:p>-0,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3-6.57" office:value-type="float" office:value="0.059999999999999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3-6.59" office:value-type="float" office:value="0.04" calcext:value-type="float">
            <text:p>0,0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3-6.62" office:value-type="float" office:value="0.00999999999999979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3-7.2" office:value-type="float" office:value="-0.57" calcext:value-type="float">
            <text:p>-0,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8-6.71" office:value-type="float" office:value="-0.13" calcext:value-type="float">
            <text:p>-0,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71-6.67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5-6.68" office:value-type="float" office:value="0.0700000000000003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Madryt vs Valencia (1 grudzień 2018)</text:p>
          </table:table-cell>
          <table:table-cell table:formula="of:=7.2-6.81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48"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2-6.62"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7.2-6.91"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2-6.63" office:value-type="float" office:value="0.57" calcext:value-type="float">
            <text:p>0,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7.2-6.58"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1-6.75" office:value-type="float" office:value="0.0600000000000005" calcext:value-type="float">
            <text:p>0,06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1-6.84" office:value-type="float" office:value="-0.0299999999999994" calcext:value-type="float">
            <text:p>-0,02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1-6.87" office:value-type="float" office:value="-0.0599999999999996" calcext:value-type="float">
            <text:p>-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1-6.85" office:value-type="float" office:value="-0.0399999999999991" calcext:value-type="float">
            <text:p>-0,03999999999999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1-6.62" office:value-type="float" office:value="0.19" calcext:value-type="float">
            <text:p>0,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7.09-6.65" office:value-type="float" office:value="0.44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38-6.76"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.32-6.84"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Betis vs Real Sociedad (2 grudzień 2018)</text:p>
          </table:table-cell>
          <table:table-cell table:formula="of:=6.76-6.64" office:value-type="float" office:value="0.12" calcext:value-type="float">
            <text:p>0,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formula="of:=6.76-6.61" office:value-type="float" office:value="0.149999999999999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6-6.48" office:value-type="float" office:value="0.279999999999999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58" office:value-type="float" office:value="0.18" calcext:value-type="float">
            <text:p>0,1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formula="of:=6.76-6.65" office:value-type="float" office:value="0.109999999999999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62"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4-6.62" office:value-type="float" office:value="0.019999999999999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4-7.04" office:value-type="float" office:value="-0.4" calcext:value-type="float">
            <text:p>-0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4-6.84"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4-6.59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4-6.78" office:value-type="float" office:value="-0.140000000000001" calcext:value-type="float">
            <text:p>-0,14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1-6.73" office:value-type="float" office:value="0.0800000000000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76-6.8" office:value-type="float" office:value="-0.04" calcext:value-type="float">
            <text:p>-0,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3-6.68" office:value-type="float" office:value="-0.0499999999999998" calcext:value-type="float">
            <text:p>-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rona vs Atletico (2 grudzień 2018)</text:p>
          </table:table-cell>
          <table:table-cell table:formula="of:=6.79-6.91" office:value-type="float" office:value="-0.12" calcext:value-type="float">
            <text:p>-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9-6.58"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9-6.54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79-6.62"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9-6.73" office:value-type="float" office:value="0.059999999999999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79-6.61" office:value-type="float" office:value="0.18" calcext:value-type="float">
            <text:p>0,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58"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71"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91-6.98" office:value-type="float" office:value="-0.0700000000000003" calcext:value-type="float">
            <text:p>-0,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1-6.59"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91-6.61"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9-6.99" office:value-type="float" office:value="-0.4" calcext:value-type="float">
            <text:p>-0,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9-6.99" office:value-type="float" office:value="-0.4" calcext:value-type="float">
            <text:p>-0,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9-6.99" office:value-type="float" office:value="-0.4" calcext:value-type="float">
            <text:p>-0,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na vs Villareal (2 grudzień 2018)</text:p>
          </table:table-cell>
          <table:table-cell table:formula="of:=7.1-6.71"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7.1-6.73" office:value-type="float" office:value="0.369999999999999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7.1-6.98" office:value-type="float" office:value="0.119999999999999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7.1-6.62" office:value-type="float" office:value="0.48" calcext:value-type="float">
            <text:p>0,4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7.1-6.65" office:value-type="float" office:value="0.449999999999999" calcext:value-type="float">
            <text:p>0,4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7.1-6.67" office:value-type="float" office:value="0.43" calcext:value-type="float">
            <text:p>0,4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1-6.54"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1-6.67"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71-6.63" office:value-type="float" office:value="0.0800000000000001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1-6.65" office:value-type="float" office:value="0.059999999999999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1-6.58" office:value-type="float" office:value="0.13" calcext:value-type="float">
            <text:p>0,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7.22-6.8" office:value-type="float" office:value="0.42" calcext:value-type="float">
            <text:p>0,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7.34-6.7"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37-6.79"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ortivo Alaves vs Sevilla (2 grudzień 2018)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49"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71" office:value-type="float" office:value="-0.04" calcext:value-type="float">
            <text:p>-0,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98" office:value-type="float" office:value="-0.31" calcext:value-type="float">
            <text:p>-0,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7-6.59" office:value-type="float" office:value="0.0800000000000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63"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64" office:value-type="float" office:value="-0.0199999999999996" calcext:value-type="float">
            <text:p>-0,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62-7.1" office:value-type="float" office:value="-0.48" calcext:value-type="float">
            <text:p>-0,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2-6.6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6.62-6.6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6.73" office:value-type="float" office:value="-0.11" calcext:value-type="float">
            <text:p>-0,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71" office:value-type="float" office:value="0.0499999999999998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-6.59"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I20]" office:value-type="float" office:value="0.0499999999999998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ante vs Athletic Bilbao (3 grudzień 2018)</text:p>
          </table:table-cell>
          <table:table-cell table:formula="of:=6.62-6.65" office:value-type="float" office:value="-0.0300000000000002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62-6.64" office:value-type="float" office:value="-0.0199999999999996" calcext:value-type="float">
            <text:p>-0,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2-6.58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6.67" office:value-type="float" office:value="-0.0499999999999998" calcext:value-type="float">
            <text:p>-0,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81" office:value-type="float" office:value="-0.19" calcext:value-type="float">
            <text:p>-0,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5-6.91"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5-6.63" office:value-type="float" office:value="0.0200000000000005" calcext:value-type="float">
            <text:p>0,02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5-6.54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5-6.62" office:value-type="float" office:value="0.0300000000000002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5-7.1" office:value-type="float" office:value="-0.449999999999999" calcext:value-type="float">
            <text:p>-0,44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-6.71" office:value-type="float" office:value="-0.11" calcext:value-type="float">
            <text:p>-0,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3-6.75"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8-6.85" office:value-type="float" office:value="0.0300000000000002" calcext:value-type="float">
            <text:p>0,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anes vs Getafe (7 grudzień 2018)</text:p>
          </table:table-cell>
          <table:table-cell table:formula="of:=6.58-6.59" office:value-type="float" office:value="-0.00999999999999979" calcext:value-type="float">
            <text:p>-0,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8-6.67" office:value-type="float" office:value="-0.0899999999999999" calcext:value-type="float">
            <text:p>-0,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8-6.91" office:value-type="float" office:value="-0.33" calcext:value-type="float">
            <text:p>-0,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8-6.54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8-7.1" office:value-type="float" office:value="-0.52" calcext:value-type="float">
            <text:p>-0,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8-6.71" office:value-type="float" office:value="-0.13" calcext:value-type="float">
            <text:p>-0,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5" office:value-type="float" office:value="-0.0600000000000005" calcext:value-type="float">
            <text:p>-0,06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49" office:value-type="float" office:value="0.0999999999999996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9-6.54" office:value-type="float" office:value="0.0499999999999998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1" office:value-type="float" office:value="-0.0200000000000005" calcext:value-type="float">
            <text:p>-0,02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7" office:value-type="float" office:value="-0.0800000000000001" calcext:value-type="float">
            <text:p>-0,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-6.43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-6.43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-6.43" office:value-type="float" office:value="0.27" calcext:value-type="float">
            <text:p>0,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etico Madryt vs Deportivo Alaves (8 grudzień 2018)</text:p>
          </table:table-cell>
          <table:table-cell table:formula="of:=6.91-6.67" office:value-type="float" office:value="0.24" calcext:value-type="float">
            <text:p>0,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7.1" office:value-type="float" office:value="-0.19" calcext:value-type="float">
            <text:p>-0,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91-6.65"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1-6.64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1-6.73"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91-6.49"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58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61" office:value-type="float" office:value="0.059999999999999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.67-6.54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06-6.75"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-6.5"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L23]"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cia vs Sevilla (8 grudzień 2018)</text:p>
          </table:table-cell>
          <table:table-cell table:formula="of:=6.99-6.62"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99-6.54"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99-6.67" office:value-type="float" office:value="0.32" calcext:value-type="float">
            <text:p>0,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58" office:value-type="float" office:value="0.41" calcext:value-type="float">
            <text:p>0,4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99-7.1" office:value-type="float" office:value="-0.109999999999999" calcext:value-type="float">
            <text:p>-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61" office:value-type="float" office:value="0.38" calcext:value-type="float">
            <text:p>0,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" office:value-type="float" office:value="-0.0800000000000001" calcext:value-type="float">
            <text:p>-0,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62-7.18" office:value-type="float" office:value="-0.56" calcext:value-type="float">
            <text:p>-0,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2-6.78" office:value-type="float" office:value="-0.16" calcext:value-type="float">
            <text:p>-0,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6.62-6.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.87-6.71"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2-6.59"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15-6.76" office:value-type="float" office:value="0.390000000000001" calcext:value-type="float">
            <text:p>0,390000000000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lareal vs Celta Vigo (8 grudzień 2018)</text:p>
          </table:table-cell>
          <table:table-cell table:style-name="ce1" table:formula="of:=6.85-6.61" office:value-type="float" office:value="0.239999999999999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6.85-6.73" office:value-type="float" office:value="0.119999999999999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5-6.62" office:value-type="float" office:value="0.23" calcext:value-type="float">
            <text:p>0,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85-6.91" office:value-type="float" office:value="-0.0600000000000005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85-6.48" office:value-type="float" office:value="0.369999999999999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5-6.81" office:value-type="float" office:value="0.0399999999999991" calcext:value-type="float">
            <text:p>0,03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7" office:value-type="float" office:value="-0.26" calcext:value-type="float">
            <text:p>-0,2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61-6.76" office:value-type="float" office:value="-0.149999999999999" calcext:value-type="float">
            <text:p>-0,14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8" office:value-type="float" office:value="-0.27" calcext:value-type="float">
            <text:p>-0,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1-6.99" office:value-type="float" office:value="-0.38" calcext:value-type="float">
            <text:p>-0,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1-6.79" office:value-type="float" office:value="-0.18" calcext:value-type="float">
            <text:p>-0,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.88-6.64"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6.88-6.71"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96-6.75"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anyol vs Barcelona (8 grudzień 2018)</text:p>
          </table:table-cell>
          <table:table-cell table:formula="of:=6.8-7.1"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-6.67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6.8-6.65" office:value-type="float" office:value="0.149999999999999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-6.71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-6.62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-6.62" office:value-type="float" office:value="0.18" calcext:value-type="float">
            <text:p>0,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-7.04" office:value-type="float" office:value="0.059999999999999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.1-6.62" office:value-type="float" office:value="0.48" calcext:value-type="float">
            <text:p>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-6.99" office:value-type="float" office:value="0.109999999999999" calcext:value-type="float">
            <text:p>0,10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1-6.73" office:value-type="float" office:value="0.369999999999999" calcext:value-type="float">
            <text:p>0,36999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1-6.87" office:value-type="float" office:value="0.23" calcext:value-type="float">
            <text:p>0,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7-7.15" office:value-type="float" office:value="-0.380000000000001" calcext:value-type="float">
            <text:p>-0,38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I26]" office:value-type="float" office:value="-0.380000000000001" calcext:value-type="float">
            <text:p>-0,38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75-7.12" office:value-type="float" office:value="-0.37" calcext:value-type="float">
            <text:p>-0,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ibar vs Levante (9 grudzień 2018)</text:p>
          </table:table-cell>
          <table:table-cell table:formula="of:=6.78-6.62"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8-6.98" office:value-type="float" office:value="-0.2" calcext:value-type="float">
            <text:p>-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8-6.67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8-6.65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78-6.62"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8-6.58"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59" office:value-type="float" office:value="0.0300000000000002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85" office:value-type="float" office:value="-0.23" calcext:value-type="float">
            <text:p>-0,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7.2" office:value-type="float" office:value="-0.58" calcext:value-type="float">
            <text:p>-0,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2-6.75" office:value-type="float" office:value="-0.13" calcext:value-type="float">
            <text:p>-0,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2-6.57" office:value-type="float" office:value="0.0499999999999998" calcext:value-type="float">
            <text:p>0,0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-6.45"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3-6.57" office:value-type="float" office:value="0.0599999999999996" calcext:value-type="float">
            <text:p>0,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77-6.71" office:value-type="float" office:value="0.0599999999999996" calcext:value-type="float">
            <text:p>0,0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l Sociedad vs Real Valladoid (9 grudzień 2018)</text:p>
          </table:table-cell>
          <table:table-cell table:formula="of:=6.87-6.48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7-6.61" office:value-type="float" office:value="0.26" calcext:value-type="float">
            <text:p>0,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7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81" office:value-type="float" office:value="0.0599999999999996" calcext:value-type="float">
            <text:p>0,0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7-6.54"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48-6.88" office:value-type="float" office:value="-0.4" calcext:value-type="float">
            <text:p>-0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48-7.2" office:value-type="float" office:value="-0.72" calcext:value-type="float">
            <text:p>-0,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48-6.76" office:value-type="float" office:value="-0.279999999999999" calcext:value-type="float">
            <text:p>-0,27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48-6.85" office:value-type="float" office:value="-0.369999999999999" calcext:value-type="float">
            <text:p>-0,36999999999999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48-6.87" office:value-type="float" office:value="-0.39" calcext:value-type="float">
            <text:p>-0,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6-5.97" office:value-type="float" office:value="0.890000000000001" calcext:value-type="float">
            <text:p>0,89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7-6.74"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7.08-6.68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 Betis vs Rayo Vallecano (9 grudzień 2018)</text:p>
          </table:table-cell>
          <table:table-cell table:formula="of:=6.76-6.54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64" office:value-type="float" office:value="0.12" calcext:value-type="float">
            <text:p>0,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formula="of:=6.76-6.61" office:value-type="float" office:value="0.149999999999999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6-6.48" office:value-type="float" office:value="0.279999999999999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58" office:value-type="float" office:value="0.18" calcext:value-type="float">
            <text:p>0,1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6-6.65" office:value-type="float" office:value="0.109999999999999" calcext:value-type="float">
            <text:p>0,10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54-6.99" office:value-type="float" office:value="-0.45" calcext:value-type="float">
            <text:p>-0,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54-6.79" office:value-type="float" office:value="-0.25" calcext:value-type="float">
            <text:p>-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4-6.73" office:value-type="float" office:value="-0.19" calcext:value-type="float">
            <text:p>-0,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4-6.87" office:value-type="float" office:value="-0.33" calcext:value-type="float">
            <text:p>-0,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4-6.59" office:value-type="float" office:value="-0.0499999999999998" calcext:value-type="float">
            <text:p>-0,0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3-6.65" office:value-type="float" office:value="-0.0200000000000005" calcext:value-type="float">
            <text:p>-0,0200000000000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9-6.69" office:value-type="float" office:value="0.199999999999999" calcext:value-type="float">
            <text:p>0,19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99-6.84"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letic Bilbao vs Girona (10 grudzień 2018)</text:p>
          </table:table-cell>
          <table:table-cell table:formula="of:=6.84-6.67" office:value-type="float" office:value="0.17" calcext:value-type="float">
            <text:p>0,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4-6.59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6.84-6.81" office:value-type="float" office:value="0.0299999999999994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4-6.64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84-6.71"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4-6.98" office:value-type="float" office:value="-0.140000000000001" calcext:value-type="float">
            <text:p>-0,14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7-6.8" office:value-type="float" office:value="-0.13" calcext:value-type="float">
            <text:p>-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99" office:value-type="float" office:value="-0.32" calcext:value-type="float">
            <text:p>-0,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7-6.87" office:value-type="float" office:value="-0.2" calcext:value-type="float">
            <text:p>-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7-6.59" office:value-type="float" office:value="0.0800000000000001" calcext:value-type="float">
            <text:p>0,0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7-7.18" office:value-type="float" office:value="-0.51" calcext:value-type="float">
            <text:p>-0,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-6.44" office:value-type="float" office:value="0.46" calcext:value-type="float">
            <text:p>0,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-6.44" office:value-type="float" office:value="0.46" calcext:value-type="float">
            <text:p>0,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-6.44"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a Vigo vs Leganes (14 grudzień 2018)</text:p>
          </table:table-cell>
          <table:table-cell table:formula="of:=6.87-6.58"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6.87-6.49"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87-6.98" office:value-type="float" office:value="-0.11" calcext:value-type="float">
            <text:p>-0,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67"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7-6.59"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58-6.57" office:value-type="float" office:value="0.00999999999999979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8-6.79"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8-6.62" office:value-type="float" office:value="-0.04" calcext:value-type="float">
            <text:p>-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8-6.99" office:value-type="float" office:value="-0.41" calcext:value-type="float">
            <text:p>-0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8-6.76" office:value-type="float" office:value="-0.18" calcext:value-type="float">
            <text:p>-0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9-6.55" office:value-type="float" office:value="0.140000000000001" calcext:value-type="float">
            <text:p>0,14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5-6.49" office:value-type="float" office:value="0.359999999999999" calcext:value-type="float">
            <text:p>0,35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L31]" office:value-type="float" office:value="0.359999999999999" calcext:value-type="float">
            <text:p>0,359999999999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afe vs Real Sociedad (15 grudzień 2018)</text:p>
          </table:table-cell>
          <table:table-cell table:formula="of:=6.75-6.64"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5-6.63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5-6.81" office:value-type="float" office:value="-0.0600000000000005" calcext:value-type="float">
            <text:p>-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5-6.73" office:value-type="float" office:value="0.019999999999999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-6.6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5-6.91"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4-6.76" office:value-type="float" office:value="-0.12" calcext:value-type="float">
            <text:p>-0,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4-6.62" office:value-type="float" office:value="0.019999999999999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4-7.04" office:value-type="float" office:value="-0.4" calcext:value-type="float">
            <text:p>-0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4-6.84"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4-6.59" office:value-type="float" office:value="0.049999999999999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8-6.73" office:value-type="float" office:value="-0.15" calcext:value-type="float">
            <text:p>-0,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1-6.68" office:value-type="float" office:value="0.0300000000000002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-6.72" office:value-type="float" office:value="0.0300000000000002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Valladolid vs Atletico Madryt (15 grudzień 2018)</text:p>
          </table:table-cell>
          <table:table-cell table:formula="of:=6.57-6.91" office:value-type="float" office:value="-0.34" calcext:value-type="float">
            <text:p>-0,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57-6.58" office:value-type="float" office:value="-0.00999999999999979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7-6.62" office:value-type="float" office:value="-0.0499999999999998" calcext:value-type="float">
            <text:p>-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7-6.63" office:value-type="float" office:value="-0.0599999999999996" calcext:value-type="float">
            <text:p>-0,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7-6.49" office:value-type="float" office:value="0.0800000000000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7-6.62" office:value-type="float" office:value="-0.0499999999999998" calcext:value-type="float">
            <text:p>-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79" office:value-type="float" office:value="0.12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73" office:value-type="float" office:value="0.18" calcext:value-type="float">
            <text:p>0,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85" office:value-type="float" office:value="0.0600000000000005" calcext:value-type="float">
            <text:p>0,06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91-7.2" office:value-type="float" office:value="-0.29" calcext:value-type="float">
            <text:p>-0,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1-6.75"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3-6.92" office:value-type="float" office:value="-0.089999999999999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79-6.74" office:value-type="float" office:value="0.0499999999999998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73-6.65" office:value-type="float" office:value="0.0800000000000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al Madryt vs Rayo Vallecano (15 grudzień 2018)</text:p>
          </table:table-cell>
          <table:table-cell table:formula="of:=7.2-6.54" office:value-type="float" office:value="0.6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81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48"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2-6.62"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7.2-6.91"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2-6.63"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4-6.76"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54-6.99" office:value-type="float" office:value="-0.45" calcext:value-type="float">
            <text:p>-0,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54-6.79" office:value-type="float" office:value="-0.25" calcext:value-type="float">
            <text:p>-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4-6.73" office:value-type="float" office:value="-0.19" calcext:value-type="float">
            <text:p>-0,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4-6.87" office:value-type="float" office:value="-0.33" calcext:value-type="float">
            <text:p>-0,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7.38-6.57" office:value-type="float" office:value="0.81" calcext:value-type="float">
            <text:p>0,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7.32-6.65" office:value-type="float" office:value="0.67" calcext:value-type="float">
            <text:p>0,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7.32-6.74"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bar vs Valencia (15 grudzień 2018)</text:p>
          </table:table-cell>
          <table:table-cell table:formula="of:=6.78-6.81" office:value-type="float" office:value="-0.0300000000000002" calcext:value-type="float">
            <text:p>-0,0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.78-6.62"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8-6.98" office:value-type="float" office:value="-0.2" calcext:value-type="float">
            <text:p>-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8-6.67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8-6.65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78-6.62"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1-7.2" office:value-type="float" office:value="-0.39" calcext:value-type="float">
            <text:p>-0,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1-6.75" office:value-type="float" office:value="0.0600000000000005" calcext:value-type="float">
            <text:p>0,06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1-6.84" office:value-type="float" office:value="-0.0299999999999994" calcext:value-type="float">
            <text:p>-0,02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1-6.87" office:value-type="float" office:value="-0.0599999999999996" calcext:value-type="float">
            <text:p>-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1-6.85" office:value-type="float" office:value="-0.0399999999999991" calcext:value-type="float">
            <text:p>-0,03999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65" office:value-type="float" office:value="0.149999999999999" calcext:value-type="float">
            <text:p>0,14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7-6.76" office:value-type="float" office:value="0.00999999999999979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3-6.84" office:value-type="float" office:value="-0.21" calcext:value-type="float">
            <text:p>-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illa vs Girona (16 grudzień 2018)</text:p>
          </table:table-cell>
          <table:table-cell table:formula="of:=6.8-6.67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6.8-6.48" office:value-type="float" office:value="0.319999999999999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63"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49"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61"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8-6.98" office:value-type="float" office:value="-0.180000000000001" calcext:value-type="float">
            <text:p>-0,18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84" office:value-type="float" office:value="-0.17" calcext:value-type="float">
            <text:p>-0,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7-6.8" office:value-type="float" office:value="-0.13" calcext:value-type="float">
            <text:p>-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99" office:value-type="float" office:value="-0.32" calcext:value-type="float">
            <text:p>-0,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7-6.87" office:value-type="float" office:value="-0.2" calcext:value-type="float">
            <text:p>-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7-6.59" office:value-type="float" office:value="0.0800000000000001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7-6.44" office:value-type="float" office:value="0.529999999999999" calcext:value-type="float">
            <text:p>0,52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7-6.44" office:value-type="float" office:value="0.529999999999999" calcext:value-type="float">
            <text:p>0,52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7-6.44" office:value-type="float" office:value="0.529999999999999" calcext:value-type="float">
            <text:p>0,529999999999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anyol vs Real Betis (16 grudzień 2018)</text:p>
          </table:table-cell>
          <table:table-cell table:style-name="ce1" table:formula="of:=6.8-6.73" office:value-type="float" office:value="0.0699999999999994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8-7.1"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-6.67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6.8-6.65" office:value-type="float" office:value="0.149999999999999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-6.71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-6.62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3-6.85" office:value-type="float" office:value="-0.119999999999999" calcext:value-type="float">
            <text:p>-0,1199999999999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.73-7.18" office:value-type="float" office:value="-0.449999999999999" calcext:value-type="float">
            <text:p>-0,4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3-6.75" office:value-type="float" office:value="-0.0199999999999996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3-7.04" office:value-type="float" office:value="-0.31" calcext:value-type="float">
            <text:p>-0,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3-6.79" office:value-type="float" office:value="-0.0599999999999996" calcext:value-type="float">
            <text:p>-0,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7-6.55"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5-6.71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79-6.58"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D Huesca vs Villareal (16 grudzień 2018)</text:p>
          </table:table-cell>
          <table:table-cell table:formula="of:=6.59-6.71"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59-6.98" office:value-type="float" office:value="-0.390000000000001" calcext:value-type="float">
            <text:p>-0,3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9-6.62" office:value-type="float" office:value="-0.0300000000000002" calcext:value-type="float">
            <text:p>-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9-6.63" office:value-type="float" office:value="-0.04" calcext:value-type="float">
            <text:p>-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7" office:value-type="float" office:value="-0.0800000000000001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1-7.18" office:value-type="float" office:value="-0.47" calcext:value-type="float">
            <text:p>-0,4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1-6.62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1-6.7" office:value-type="float" office:value="0.00999999999999979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71-6.8" office:value-type="float" office:value="-0.0899999999999999" calcext:value-type="float">
            <text:p>-0,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1-6.84" office:value-type="float" office:value="-0.13" calcext:value-type="float">
            <text:p>-0,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F38]"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I38]" office:value-type="float" office:value="-0.13" calcext:value-type="float">
            <text:p>-0,1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L38]" office:value-type="float" office:value="-0.13" calcext:value-type="float">
            <text:p>-0,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ante vs Barcelona (16 grudzień 2018)</text:p>
          </table:table-cell>
          <table:table-cell table:formula="of:=6.62-7.1" office:value-type="float" office:value="-0.48" calcext:value-type="float">
            <text:p>-0,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62-6.65" office:value-type="float" office:value="-0.0300000000000002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62-6.64" office:value-type="float" office:value="-0.0199999999999996" calcext:value-type="float">
            <text:p>-0,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2-6.58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6.67" office:value-type="float" office:value="-0.0499999999999998" calcext:value-type="float">
            <text:p>-0,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6.62-6.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7.1-6.8"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-7.04" office:value-type="float" office:value="0.059999999999999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.1-6.62" office:value-type="float" office:value="0.48" calcext:value-type="float">
            <text:p>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-6.99" office:value-type="float" office:value="0.109999999999999" calcext:value-type="float">
            <text:p>0,10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1-6.73" office:value-type="float" office:value="0.369999999999999" calcext:value-type="float">
            <text:p>0,3699999999999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6.6-7.22" office:value-type="float" office:value="-0.62" calcext:value-type="float">
            <text:p>-0,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3-7.19" office:value-type="float" office:value="-0.560000000000001" calcext:value-type="float">
            <text:p>-0,56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6.88-7.05"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portivo Alaves vs Athletic Bilbao (17 grudzień 2018)</text:p>
          </table:table-cell>
          <table:table-cell table:formula="of:=6.7-6.65" office:value-type="float" office:value="0.0499999999999998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-6.62" office:value-type="float" office:value="0.0800000000000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49"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71" office:value-type="float" office:value="-0.04" calcext:value-type="float">
            <text:p>-0,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98" office:value-type="float" office:value="-0.31" calcext:value-type="float">
            <text:p>-0,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7-6.59" office:value-type="float" office:value="0.0800000000000001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5-6.62" office:value-type="float" office:value="0.030000000000000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5-6.91"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5-6.63" office:value-type="float" office:value="0.0200000000000005" calcext:value-type="float">
            <text:p>0,02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5-6.54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5-6.62" office:value-type="float" office:value="0.0300000000000002" calcext:value-type="float">
            <text:p>0,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76-6.71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-6.77" office:value-type="float" office:value="-0.0699999999999994" calcext:value-type="float">
            <text:p>-0,06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93-6.84" office:value-type="float" office:value="-0.91" calcext:value-type="float">
            <text:p>-0,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rona vs Getafe (21 grudzień 2018)</text:p>
          </table:table-cell>
          <table:table-cell table:formula="of:=6.79-6.59"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9-6.91" office:value-type="float" office:value="-0.12" calcext:value-type="float">
            <text:p>-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9-6.58"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9-6.54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79-6.62"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9-6.73" office:value-type="float" office:value="0.0599999999999996" calcext:value-type="float">
            <text:p>0,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3" office:value-type="float" office:value="-0.140000000000001" calcext:value-type="float">
            <text:p>-0,14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5" office:value-type="float" office:value="-0.0600000000000005" calcext:value-type="float">
            <text:p>-0,06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49" office:value-type="float" office:value="0.0999999999999996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9-6.54" office:value-type="float" office:value="0.0499999999999998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1" office:value-type="float" office:value="-0.0200000000000005" calcext:value-type="float">
            <text:p>-0,02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9-6.43"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9-6.43"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9-6.43" office:value-type="float" office:value="0.16" calcext:value-type="float">
            <text:p>0,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 Sociedad vs Deportivo Alaves (21 grudzień 2018)</text:p>
          </table:table-cell>
          <table:table-cell table:formula="of:=6.87-6.67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7-6.48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7-6.61" office:value-type="float" office:value="0.26" calcext:value-type="float">
            <text:p>0,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7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81" office:value-type="float" office:value="0.059999999999999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7-7.04" office:value-type="float" office:value="-0.37" calcext:value-type="float">
            <text:p>-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58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61" office:value-type="float" office:value="0.059999999999999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-6.75" office:value-type="float" office:value="0.049999999999999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6-6.5"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L42]"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 Betis vs Eibar (22 grudzień 2018)</text:p>
          </table:table-cell>
          <table:table-cell table:formula="of:=6.76-6.62"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6-6.54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64" office:value-type="float" office:value="0.12" calcext:value-type="float">
            <text:p>0,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formula="of:=6.76-6.61" office:value-type="float" office:value="0.149999999999999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6-6.48" office:value-type="float" office:value="0.279999999999999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58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57" office:value-type="float" office:value="0.0499999999999998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62-6.79"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6.8" office:value-type="float" office:value="-0.18" calcext:value-type="float">
            <text:p>-0,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81-6.7"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6-6.62"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63-6.6" office:value-type="float" office:value="0.0300000000000002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etico Madryt vs Espanyol (22 grudzień 2018)</text:p>
          </table:table-cell>
          <table:table-cell table:formula="of:=7.04-6.63" office:value-type="float" office:value="0.41" calcext:value-type="float">
            <text:p>0,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04-6.67" office:value-type="float" office:value="0.37" calcext:value-type="float">
            <text:p>0,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7.1" office:value-type="float" office:value="-0.19" calcext:value-type="float">
            <text:p>-0,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91-6.65"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1-6.64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1-6.73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3-6.75" office:value-type="float" office:value="-0.12" calcext:value-type="float">
            <text:p>-0,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3-6.88" office:value-type="float" office:value="-0.25" calcext:value-type="float">
            <text:p>-0,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3-6.57" office:value-type="float" office:value="0.059999999999999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3-6.59" office:value-type="float" office:value="0.04" calcext:value-type="float">
            <text:p>0,0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3-6.62" office:value-type="float" office:value="0.00999999999999979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7.06-6.71"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7.1-6.49" office:value-type="float" office:value="0.609999999999999" calcext:value-type="float">
            <text:p>0,60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12-6.67"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elona vs Celta Vigo (22 grudzień 2018)</text:p>
          </table:table-cell>
          <table:table-cell table:style-name="ce1" table:formula="of:=7.18-6.61" office:value-type="float" office:value="0.569999999999999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18-6.71" office:value-type="float" office:value="0.47" calcext:value-type="float">
            <text:p>0,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7.1-6.73" office:value-type="float" office:value="0.369999999999999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7.1-6.98" office:value-type="float" office:value="0.119999999999999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7.1-6.62" office:value-type="float" office:value="0.48" calcext:value-type="float">
            <text:p>0,4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7.1-6.65" office:value-type="float" office:value="0.449999999999999" calcext:value-type="float">
            <text:p>0,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61-6.85" office:value-type="float" office:value="-0.239999999999999" calcext:value-type="float">
            <text:p>-0,23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7" office:value-type="float" office:value="-0.26" calcext:value-type="float">
            <text:p>-0,2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61-6.76" office:value-type="float" office:value="-0.149999999999999" calcext:value-type="float">
            <text:p>-0,14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8" office:value-type="float" office:value="-0.27" calcext:value-type="float">
            <text:p>-0,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1-6.99" office:value-type="float" office:value="-0.38" calcext:value-type="float">
            <text:p>-0,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7.22-6.64" office:value-type="float" office:value="0.58" calcext:value-type="float">
            <text:p>0,5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I45]" office:value-type="float" office:value="0.58" calcext:value-type="float">
            <text:p>0,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7.34-6.71"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letic Bilbao vs Real Valladolid (22 grudzień 2018)</text:p>
          </table:table-cell>
          <table:table-cell table:style-name="ce1" table:formula="of:=6.84-6.48" office:value-type="float" office:value="0.359999999999999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4-6.67" office:value-type="float" office:value="0.17" calcext:value-type="float">
            <text:p>0,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4-6.59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6.84-6.81" office:value-type="float" office:value="0.0299999999999994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4-6.64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84-6.71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48-6.87" office:value-type="float" office:value="-0.39" calcext:value-type="float">
            <text:p>-0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48-6.88" office:value-type="float" office:value="-0.4" calcext:value-type="float">
            <text:p>-0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48-7.2" office:value-type="float" office:value="-0.72" calcext:value-type="float">
            <text:p>-0,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48-6.76" office:value-type="float" office:value="-0.279999999999999" calcext:value-type="float">
            <text:p>-0,27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48-6.85" office:value-type="float" office:value="-0.369999999999999" calcext:value-type="float">
            <text:p>-0,36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9-6.27" office:value-type="float" office:value="0.630000000000001" calcext:value-type="float">
            <text:p>0,63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9-6.74"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-6.68" office:value-type="float" office:value="0.32" calcext:value-type="float">
            <text:p>0,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anes vs Sevilla (23 grudzień 2018)</text:p>
          </table:table-cell>
          <table:table-cell table:formula="of:=6.73-6.62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73-6.59" office:value-type="float" office:value="0.140000000000001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8-6.67" office:value-type="float" office:value="-0.0899999999999999" calcext:value-type="float">
            <text:p>-0,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8-6.91" office:value-type="float" office:value="-0.33" calcext:value-type="float">
            <text:p>-0,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8-6.54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8-7.1" office:value-type="float" office:value="-0.52" calcext:value-type="float">
            <text:p>-0,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99" office:value-type="float" office:value="-0.37" calcext:value-type="float">
            <text:p>-0,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" office:value-type="float" office:value="-0.0800000000000001" calcext:value-type="float">
            <text:p>-0,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62-7.18" office:value-type="float" office:value="-0.56" calcext:value-type="float">
            <text:p>-0,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2-6.78" office:value-type="float" office:value="-0.16" calcext:value-type="float">
            <text:p>-0,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-6.71" office:value-type="float" office:value="-0.00999999999999979" calcext:value-type="float">
            <text:p>-0,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I47]" office:value-type="float" office:value="-0.00999999999999979" calcext:value-type="float">
            <text:p>-0,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7-6.59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o Vallecano vs Levante (23 grudzień 2018)</text:p>
          </table:table-cell>
          <table:table-cell table:formula="of:=6.62-6.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71" office:value-type="float" office:value="-0.0899999999999999" calcext:value-type="float">
            <text:p>-0,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2-7.1" office:value-type="float" office:value="-0.48" calcext:value-type="float">
            <text:p>-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65" office:value-type="float" office:value="-0.0300000000000002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2-6.59" office:value-type="float" office:value="0.0300000000000002" calcext:value-type="float">
            <text:p>0,0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.62-6.78" office:value-type="float" office:value="-0.16" calcext:value-type="float">
            <text:p>-0,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59" office:value-type="float" office:value="0.0300000000000002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85" office:value-type="float" office:value="-0.23" calcext:value-type="float">
            <text:p>-0,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7.2" office:value-type="float" office:value="-0.58" calcext:value-type="float">
            <text:p>-0,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2-6.75" office:value-type="float" office:value="-0.13" calcext:value-type="float">
            <text:p>-0,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6-6.5"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77-6.57" office:value-type="float" office:value="0.199999999999999" calcext:value-type="float">
            <text:p>0,1999999999999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72-6.71" office:value-type="float" office:value="0.00999999999999979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lareal vs Real Madryt (3 styczeń 2019)</text:p>
          </table:table-cell>
          <table:table-cell table:style-name="ce1" table:formula="of:=6.85-6.98" office:value-type="float" office:value="-0.130000000000001" calcext:value-type="float">
            <text:p>-0,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6.85-6.61" office:value-type="float" office:value="0.239999999999999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6.85-6.73" office:value-type="float" office:value="0.119999999999999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5-6.62" office:value-type="float" office:value="0.23" calcext:value-type="float">
            <text:p>0,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85-6.91" office:value-type="float" office:value="-0.0600000000000005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85-6.48" office:value-type="float" office:value="0.369999999999999" calcext:value-type="float">
            <text:p>0,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8-6.59" office:value-type="float" office:value="0.390000000000001" calcext:value-type="float">
            <text:p>0,39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98-6.78"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98-6.87"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.98-7.18" office:value-type="float" office:value="-0.199999999999999" calcext:value-type="float">
            <text:p>-0,1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98-6.7" office:value-type="float" office:value="0.28" calcext:value-type="float">
            <text:p>0,2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8-7.19" office:value-type="float" office:value="-0.31" calcext:value-type="float">
            <text:p>-0,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88-7.11" office:value-type="float" office:value="-0.23" calcext:value-type="float">
            <text:p>-0,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6-7.16" office:value-type="float" office:value="-0.2" calcext:value-type="float">
            <text:p>-0,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ante vs Girona (4 styczeń 2019)</text:p>
          </table:table-cell>
          <table:table-cell table:formula="of:=6.62-6.67" office:value-type="float" office:value="-0.0499999999999998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6.62-7.1" office:value-type="float" office:value="-0.48" calcext:value-type="float">
            <text:p>-0,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62-6.65" office:value-type="float" office:value="-0.0300000000000002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62-6.64" office:value-type="float" office:value="-0.0199999999999996" calcext:value-type="float">
            <text:p>-0,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2-6.58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6.67" office:value-type="float" office:value="-0.0499999999999998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7-6.88"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84" office:value-type="float" office:value="-0.17" calcext:value-type="float">
            <text:p>-0,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7-6.8" office:value-type="float" office:value="-0.13" calcext:value-type="float">
            <text:p>-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99" office:value-type="float" office:value="-0.32" calcext:value-type="float">
            <text:p>-0,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7-6.87" office:value-type="float" office:value="-0.2" calcext:value-type="float">
            <text:p>-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-6.44" office:value-type="float" office:value="0.159999999999999" calcext:value-type="float">
            <text:p>0,15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I50]" office:value-type="float" office:value="0.159999999999999" calcext:value-type="float">
            <text:p>0,15999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-6.4"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anyol vs Leganes (4 styczeń 2019) </text:p>
          </table:table-cell>
          <table:table-cell table:formula="of:=6.8-6.58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table:formula="of:=6.8-6.73" office:value-type="float" office:value="0.0699999999999994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8-7.1"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-6.67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6.8-6.65" office:value-type="float" office:value="0.149999999999999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-6.71" office:value-type="float" office:value="0.089999999999999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8-6.87" office:value-type="float" office:value="-0.29" calcext:value-type="float">
            <text:p>-0,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58-6.57" office:value-type="float" office:value="0.00999999999999979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8-6.79"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8-6.62" office:value-type="float" office:value="-0.04" calcext:value-type="float">
            <text:p>-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8-6.99" office:value-type="float" office:value="-0.41" calcext:value-type="float">
            <text:p>-0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7-6.55" office:value-type="float" office:value="0.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5-6.49"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5-6.49"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Valladolid vs Rayo Vallecano (5 styczeń 2019)</text:p>
          </table:table-cell>
          <table:table-cell table:formula="of:=6.57-6.54" office:value-type="float" office:value="0.030000000000000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57-6.91" office:value-type="float" office:value="-0.34" calcext:value-type="float">
            <text:p>-0,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57-6.58" office:value-type="float" office:value="-0.00999999999999979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7-6.62" office:value-type="float" office:value="-0.0499999999999998" calcext:value-type="float">
            <text:p>-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7-6.63" office:value-type="float" office:value="-0.0599999999999996" calcext:value-type="float">
            <text:p>-0,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7-6.49" office:value-type="float" office:value="0.0800000000000001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formula="of:=6.54-7.2" office:value-type="float" office:value="-0.66" calcext:value-type="float">
            <text:p>-0,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4-6.76"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54-6.99" office:value-type="float" office:value="-0.45" calcext:value-type="float">
            <text:p>-0,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54-6.79" office:value-type="float" office:value="-0.25" calcext:value-type="float">
            <text:p>-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4-6.73" office:value-type="float" office:value="-0.19" calcext:value-type="float">
            <text:p>-0,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52]" office:value-type="float" office:value="0.0300000000000002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45-6.28"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2-6.57" office:value-type="float" office:value="-0.37" calcext:value-type="float">
            <text:p>-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ortivo Alaves vs Valencia (5 styczeń 2019)</text:p>
          </table:table-cell>
          <table:table-cell table:formula="of:=6.7-6.99" office:value-type="float" office:value="-0.29" calcext:value-type="float">
            <text:p>-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-6.84" office:value-type="float" office:value="-0.14" calcext:value-type="float">
            <text:p>-0,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-6.62" office:value-type="float" office:value="0.0800000000000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49"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71" office:value-type="float" office:value="-0.04" calcext:value-type="float">
            <text:p>-0,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98" office:value-type="float" office:value="-0.31" calcext:value-type="float">
            <text:p>-0,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78"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1-7.2" office:value-type="float" office:value="-0.39" calcext:value-type="float">
            <text:p>-0,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1-6.75" office:value-type="float" office:value="0.0600000000000005" calcext:value-type="float">
            <text:p>0,06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1-6.84" office:value-type="float" office:value="-0.0299999999999994" calcext:value-type="float">
            <text:p>-0,02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1-6.87" office:value-type="float" office:value="-0.0599999999999996" calcext:value-type="float">
            <text:p>-0,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6-6.65" office:value-type="float" office:value="0.109999999999999" calcext:value-type="float">
            <text:p>0,10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I53]" office:value-type="float" office:value="0.109999999999999" calcext:value-type="float">
            <text:p>0,10999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-6.76" office:value-type="float" office:value="-0.0599999999999996" calcext:value-type="float">
            <text:p>-0,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 Huesca vs Real Betis (5 styczeń 2019) </text:p>
          </table:table-cell>
          <table:table-cell table:formula="of:=6.59-6.76" office:value-type="float" office:value="-0.17" calcext:value-type="float">
            <text:p>-0,1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9-6.85"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59-6.98" office:value-type="float" office:value="-0.390000000000001" calcext:value-type="float">
            <text:p>-0,3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9-6.62" office:value-type="float" office:value="-0.0300000000000002" calcext:value-type="float">
            <text:p>-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9-6.63" office:value-type="float" office:value="-0.04" calcext:value-type="float">
            <text:p>-0,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76-6.8" office:value-type="float" office:value="-0.04" calcext:value-type="float">
            <text:p>-0,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3-6.85" office:value-type="float" office:value="-0.119999999999999" calcext:value-type="float">
            <text:p>-0,1199999999999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.73-7.18" office:value-type="float" office:value="-0.449999999999999" calcext:value-type="float">
            <text:p>-0,4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3-6.75" office:value-type="float" office:value="-0.0199999999999996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3-7.04" office:value-type="float" office:value="-0.31" calcext:value-type="float">
            <text:p>-0,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33-6.6" office:value-type="float" office:value="-0.27" calcext:value-type="float">
            <text:p>-0,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0.33-0.07" office:value-type="float" office:value="-0.4" calcext:value-type="float">
            <text:p>-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0.33-0.07" office:value-type="float" office:value="-0.4" calcext:value-type="float">
            <text:p>-0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bar vs Villarreal (6 styczeń 2019)</text:p>
          </table:table-cell>
          <table:table-cell table:style-name="ce1" table:formula="of:=6.78-6.85" office:value-type="float" office:value="-0.0699999999999994" calcext:value-type="float">
            <text:p>-0,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8-7.2" office:value-type="float" office:value="-0.42" calcext:value-type="float">
            <text:p>-0,4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.78-6.62"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8-6.98" office:value-type="float" office:value="-0.2" calcext:value-type="float">
            <text:p>-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8-6.67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8-6.65" office:value-type="float" office:value="0.13" calcext:value-type="float">
            <text:p>0,1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5-6.59"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1-7.18" office:value-type="float" office:value="-0.47" calcext:value-type="float">
            <text:p>-0,4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1-6.62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1-6.7" office:value-type="float" office:value="0.00999999999999979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71-6.8" office:value-type="float" office:value="-0.0899999999999999" calcext:value-type="float">
            <text:p>-0,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-6.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7-6.7" office:value-type="float" office:value="0.0699999999999994" calcext:value-type="float">
            <text:p>0,06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3-6.79" office:value-type="float" office:value="-0.16" calcext:value-type="float">
            <text:p>-0,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illa vs Atletico Madryt (6 grudzień 2019)</text:p>
          </table:table-cell>
          <table:table-cell table:formula="of:=6.88-6.91" office:value-type="float" office:value="-0.0300000000000002" calcext:value-type="float">
            <text:p>-0,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88-6.67"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6.8-6.48" office:value-type="float" office:value="0.319999999999999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63"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49"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61"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91-6.57"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79" office:value-type="float" office:value="0.12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73" office:value-type="float" office:value="0.18" calcext:value-type="float">
            <text:p>0,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85" office:value-type="float" office:value="0.0600000000000005" calcext:value-type="float">
            <text:p>0,06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91-7.2" office:value-type="float" office:value="-0.29" calcext:value-type="float">
            <text:p>-0,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.97-6.99" office:value-type="float" office:value="-0.0200000000000005" calcext:value-type="float">
            <text:p>-0,02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56]" office:value-type="float" office:value="-0.0200000000000005" calcext:value-type="float">
            <text:p>-0,02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2-7.08" office:value-type="float" office:value="-0.16" calcext:value-type="float">
            <text:p>-0,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 Madryt vs Real Sociedad (6 styczeń 2019)</text:p>
          </table:table-cell>
          <table:table-cell table:style-name="ce1" table:formula="of:=7.2-6.64" office:value-type="float" office:value="0.560000000000001" calcext:value-type="float">
            <text:p>0,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2-6.54" office:value-type="float" office:value="0.6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81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48"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2-6.62"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7.2-6.91"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4-6.75"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4-6.76" office:value-type="float" office:value="-0.12" calcext:value-type="float">
            <text:p>-0,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4-6.62" office:value-type="float" office:value="0.019999999999999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4-7.04" office:value-type="float" office:value="-0.4" calcext:value-type="float">
            <text:p>-0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4-6.84"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7.09-6.73" office:value-type="float" office:value="0.359999999999999" calcext:value-type="float">
            <text:p>0,35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38-6.8"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7.32-6.68" office:value-type="float" office:value="0.640000000000001" calcext:value-type="float">
            <text:p>0,64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afe vs Barcelona (6 styczeń 2019)</text:p>
          </table:table-cell>
          <table:table-cell table:formula="of:=6.75-7.1" office:value-type="float" office:value="-0.35" calcext:value-type="float">
            <text:p>-0,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5-6.64"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5-6.63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5-6.81" office:value-type="float" office:value="-0.0600000000000005" calcext:value-type="float">
            <text:p>-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5-6.73" office:value-type="float" office:value="0.019999999999999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-6.62" office:value-type="float" office:value="0.13" calcext:value-type="float">
            <text:p>0,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7.1-6.62" office:value-type="float" office:value="0.48" calcext:value-type="float">
            <text:p>0,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7.1-6.8"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-7.04" office:value-type="float" office:value="0.059999999999999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.1-6.62" office:value-type="float" office:value="0.48" calcext:value-type="float">
            <text:p>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-6.99" office:value-type="float" office:value="0.109999999999999" calcext:value-type="float">
            <text:p>0,10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58-7.15" office:value-type="float" office:value="-0.57" calcext:value-type="float">
            <text:p>-0,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1-7.19" office:value-type="float" office:value="-0.48" calcext:value-type="float">
            <text:p>-0,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5-7.05"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lta Vigo vs Athletic Bilbao (7 styczeń 2019)</text:p>
          </table:table-cell>
          <table:table-cell table:formula="of:=6.87-6.65"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58"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6.87-6.49"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87-6.98" office:value-type="float" office:value="-0.11" calcext:value-type="float">
            <text:p>-0,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67"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5-6.7" office:value-type="float" office:value="-0.0499999999999998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5-6.62" office:value-type="float" office:value="0.030000000000000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5-6.91"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5-6.63" office:value-type="float" office:value="0.0200000000000005" calcext:value-type="float">
            <text:p>0,02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5-6.54"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9-6.71" office:value-type="float" office:value="-0.0199999999999996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85-6.77" office:value-type="float" office:value="0.0800000000000001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9-6.75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yo Vallecano vs Celta Vigo (11 styczeń 2019)</text:p>
          </table:table-cell>
          <table:table-cell table:formula="of:=6.62-6.61" office:value-type="float" office:value="0.00999999999999979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6.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71" office:value-type="float" office:value="-0.0899999999999999" calcext:value-type="float">
            <text:p>-0,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2-7.1" office:value-type="float" office:value="-0.48" calcext:value-type="float">
            <text:p>-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65" office:value-type="float" office:value="-0.0300000000000002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1-7.18" office:value-type="float" office:value="-0.569999999999999" calcext:value-type="float">
            <text:p>-0,56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61-6.85" office:value-type="float" office:value="-0.239999999999999" calcext:value-type="float">
            <text:p>-0,23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7" office:value-type="float" office:value="-0.26" calcext:value-type="float">
            <text:p>-0,2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61-6.76" office:value-type="float" office:value="-0.149999999999999" calcext:value-type="float">
            <text:p>-0,14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8" office:value-type="float" office:value="-0.27" calcext:value-type="float">
            <text:p>-0,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7-6.75" office:value-type="float" office:value="0.0199999999999996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2-6.84" office:value-type="float" office:value="-0.12" calcext:value-type="float">
            <text:p>-0,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81-6.65" office:value-type="float" office:value="0.16" calcext:value-type="float">
            <text:p>0,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ganes vs SD Huesca (12 styczeń 2019) </text:p>
          </table:table-cell>
          <table:table-cell table:formula="of:=6.73-6.49" office:value-type="float" office:value="0.24" calcext:value-type="float">
            <text:p>0,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3-6.62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73-6.59" office:value-type="float" office:value="0.140000000000001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8-6.67" office:value-type="float" office:value="-0.0899999999999999" calcext:value-type="float">
            <text:p>-0,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8-6.91" office:value-type="float" office:value="-0.33" calcext:value-type="float">
            <text:p>-0,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8-6.54"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9-6.99"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49-6.87" office:value-type="float" office:value="-0.38" calcext:value-type="float">
            <text:p>-0,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9-6.7" office:value-type="float" office:value="-0.21" calcext:value-type="float">
            <text:p>-0,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9-6.88" office:value-type="float" office:value="-0.39" calcext:value-type="float">
            <text:p>-0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49-6.57" office:value-type="float" office:value="-0.0800000000000001" calcext:value-type="float">
            <text:p>-0,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33-5.9"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19-6.09" office:value-type="float" office:value="0.100000000000001" calcext:value-type="float">
            <text:p>0,10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19-6.09" office:value-type="float" office:value="0.100000000000001" calcext:value-type="float">
            <text:p>0,1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cia vs Real Valladolid (12 styczeń 2019)</text:p>
          </table:table-cell>
          <table:table-cell table:formula="of:=6.99-6.48"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99-6.49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62"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99-6.54"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99-6.67" office:value-type="float" office:value="0.32" calcext:value-type="float">
            <text:p>0,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58" office:value-type="float" office:value="0.41" calcext:value-type="float">
            <text:p>0,4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48-6.84" office:value-type="float" office:value="-0.359999999999999" calcext:value-type="float">
            <text:p>-0,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48-6.87" office:value-type="float" office:value="-0.39" calcext:value-type="float">
            <text:p>-0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48-6.88" office:value-type="float" office:value="-0.4" calcext:value-type="float">
            <text:p>-0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48-7.2" office:value-type="float" office:value="-0.72" calcext:value-type="float">
            <text:p>-0,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48-6.76" office:value-type="float" office:value="-0.279999999999999" calcext:value-type="float">
            <text:p>-0,27999999999999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96-6.74"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-6.68"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0.51-0.18"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ona vs Deportivo Alaves (12 styczeń 2019)</text:p>
          </table:table-cell>
          <table:table-cell table:formula="of:=6.79-6.67" office:value-type="float" office:value="0.12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9-6.59"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9-6.91" office:value-type="float" office:value="-0.12" calcext:value-type="float">
            <text:p>-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9-6.58"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9-6.54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79-6.62"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87"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7-7.04" office:value-type="float" office:value="-0.37" calcext:value-type="float">
            <text:p>-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58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61" office:value-type="float" office:value="0.059999999999999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63]"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59-6.75" office:value-type="float" office:value="-0.16" calcext:value-type="float">
            <text:p>-0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1-6.12" office:value-type="float" office:value="0.49" calcext:value-type="float">
            <text:p>0,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larreal vs Getafe (12 styczeń 2019)</text:p>
          </table:table-cell>
          <table:table-cell table:formula="of:=6.85-6.59" office:value-type="float" office:value="0.26" calcext:value-type="float">
            <text:p>0,2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formula="of:=6.85-6.98" office:value-type="float" office:value="-0.130000000000001" calcext:value-type="float">
            <text:p>-0,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6.85-6.61" office:value-type="float" office:value="0.239999999999999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6.85-6.73" office:value-type="float" office:value="0.119999999999999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5-6.62" office:value-type="float" office:value="0.23" calcext:value-type="float">
            <text:p>0,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85-6.91" office:value-type="float" office:value="-0.0600000000000005" calcext:value-type="float">
            <text:p>-0,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9" office:value-type="float" office:value="-0.2" calcext:value-type="float">
            <text:p>-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3" office:value-type="float" office:value="-0.140000000000001" calcext:value-type="float">
            <text:p>-0,14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5" office:value-type="float" office:value="-0.0600000000000005" calcext:value-type="float">
            <text:p>-0,06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49" office:value-type="float" office:value="0.0999999999999996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9-6.54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8-6.43"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6-6.58"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8-6.68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letico Madryt vs Levante (13 styczeń 2019)</text:p>
          </table:table-cell>
          <table:table-cell table:formula="of:=7.04-6.62"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04-6.63" office:value-type="float" office:value="0.41" calcext:value-type="float">
            <text:p>0,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04-6.67" office:value-type="float" office:value="0.37" calcext:value-type="float">
            <text:p>0,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7.1" office:value-type="float" office:value="-0.19" calcext:value-type="float">
            <text:p>-0,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91-6.65"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1-6.64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2-6.54" office:value-type="float" office:value="0.0800000000000001" calcext:value-type="float">
            <text:p>0,0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.62-6.78" office:value-type="float" office:value="-0.16" calcext:value-type="float">
            <text:p>-0,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59" office:value-type="float" office:value="0.0300000000000002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85" office:value-type="float" office:value="-0.23" calcext:value-type="float">
            <text:p>-0,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7.2" office:value-type="float" office:value="-0.58" calcext:value-type="float">
            <text:p>-0,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06-6.45" office:value-type="float" office:value="0.609999999999999" calcext:value-type="float">
            <text:p>0,60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12-6.57"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7.15-6.71"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letic Bilbao vs Sevilla (13 styczeń 2019)</text:p>
          </table:table-cell>
          <table:table-cell table:formula="of:=6.84-6.62" office:value-type="float" office:value="0.22" calcext:value-type="float">
            <text:p>0,2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84-6.48" office:value-type="float" office:value="0.359999999999999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4-6.67" office:value-type="float" office:value="0.17" calcext:value-type="float">
            <text:p>0,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4-6.59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6.84-6.81" office:value-type="float" office:value="0.0299999999999994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4-6.64"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3" office:value-type="float" office:value="-0.11" calcext:value-type="float">
            <text:p>-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99" office:value-type="float" office:value="-0.37" calcext:value-type="float">
            <text:p>-0,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" office:value-type="float" office:value="-0.0800000000000001" calcext:value-type="float">
            <text:p>-0,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62-7.18" office:value-type="float" office:value="-0.56" calcext:value-type="float">
            <text:p>-0,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66]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-6.71"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91-6.59"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elona vs Eibar (13 styczeń 2019)</text:p>
          </table:table-cell>
          <table:table-cell table:formula="of:=7.18-6.62"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7.18-6.61" office:value-type="float" office:value="0.569999999999999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18-6.71" office:value-type="float" office:value="0.47" calcext:value-type="float">
            <text:p>0,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7.1-6.73" office:value-type="float" office:value="0.369999999999999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7.1-6.98" office:value-type="float" office:value="0.119999999999999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7.1-6.62" office:value-type="float" office:value="0.48" calcext:value-type="float">
            <text:p>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6"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57" office:value-type="float" office:value="0.0499999999999998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62-6.79" office:value-type="float" office:value="-0.17" calcext:value-type="float">
            <text:p>-0,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7.22-6.7" office:value-type="float" office:value="0.52" calcext:value-type="float">
            <text:p>0,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7.34-6.62" office:value-type="float" office:value="0.72" calcext:value-type="float">
            <text:p>0,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7.37-6.6" office:value-type="float" office:value="0.77" calcext:value-type="float">
            <text:p>0,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Betis vs Real Madryt (13 styczeń 2019)</text:p>
          </table:table-cell>
          <table:table-cell table:style-name="ce1" table:formula="of:=6.76-6.98" office:value-type="float" office:value="-0.220000000000001" calcext:value-type="float">
            <text:p>-0,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6-6.62"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6-6.54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64" office:value-type="float" office:value="0.12" calcext:value-type="float">
            <text:p>0,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formula="of:=6.76-6.61" office:value-type="float" office:value="0.149999999999999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6-6.48" office:value-type="float" office:value="0.279999999999999" calcext:value-type="float">
            <text:p>0,2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98-6.85" office:value-type="float" office:value="0.130000000000001" calcext:value-type="float">
            <text:p>0,13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8-6.59" office:value-type="float" office:value="0.390000000000001" calcext:value-type="float">
            <text:p>0,39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98-6.78"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98-6.87"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.98-7.18" office:value-type="float" office:value="-0.199999999999999" calcext:value-type="float">
            <text:p>-0,19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6.81-7.19" office:value-type="float" office:value="-0.38" calcext:value-type="float">
            <text:p>-0,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6.76-7.11" office:value-type="float" office:value="-0.350000000000001" calcext:value-type="float">
            <text:p>-0,35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3-7.16" office:value-type="float" office:value="-0.53" calcext:value-type="float">
            <text:p>-0,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 Sociedad vs Espanyol (14 styczeń 2019)</text:p>
          </table:table-cell>
          <table:table-cell table:formula="of:=6.87-6.8" office:value-type="float" office:value="0.0700000000000003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7"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7-6.48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7-6.61" office:value-type="float" office:value="0.26" calcext:value-type="float">
            <text:p>0,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7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-7.04"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3-6.75" office:value-type="float" office:value="-0.12" calcext:value-type="float">
            <text:p>-0,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3-6.88" office:value-type="float" office:value="-0.25" calcext:value-type="float">
            <text:p>-0,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3-6.57" office:value-type="float" office:value="0.059999999999999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3-6.59" office:value-type="float" office:value="0.04" calcext:value-type="float">
            <text:p>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-6.71" office:value-type="float" office:value="0.0899999999999999" calcext:value-type="float">
            <text:p>0,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6-6.49"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91-6.67"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afe vs Deportivo Alaves (18 styczeń 2019)</text:p>
          </table:table-cell>
          <table:table-cell table:formula="of:=6.75-6.7" office:value-type="float" office:value="0.0499999999999998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5-7.18" office:value-type="float" office:value="-0.43" calcext:value-type="float">
            <text:p>-0,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5-6.64"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5-6.63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5-6.81" office:value-type="float" office:value="-0.0600000000000005" calcext:value-type="float">
            <text:p>-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5-6.73" office:value-type="float" office:value="0.0199999999999996" calcext:value-type="float">
            <text:p>0,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-6.79" office:value-type="float" office:value="0.00999999999999979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87"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7-7.04" office:value-type="float" office:value="-0.37" calcext:value-type="float">
            <text:p>-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58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7-6.62" office:value-type="float" office:value="0.0499999999999998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.58-6.75"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I70]" office:value-type="float" office:value="-0.17" calcext:value-type="float">
            <text:p>-0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Madryt vs Sevilla (19 styczeń 2019)</text:p>
          </table:table-cell>
          <table:table-cell table:formula="of:=7.2-6.88"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7.2-6.87"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2-6.54" office:value-type="float" office:value="0.6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81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48"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.2-6.62"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8-6.84" office:value-type="float" office:value="0.04" calcext:value-type="float">
            <text:p>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3" office:value-type="float" office:value="-0.11" calcext:value-type="float">
            <text:p>-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99" office:value-type="float" office:value="-0.37" calcext:value-type="float">
            <text:p>-0,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" office:value-type="float" office:value="-0.0800000000000001" calcext:value-type="float">
            <text:p>-0,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7.09-6.71" office:value-type="float" office:value="0.38" calcext:value-type="float">
            <text:p>0,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7.38-6.59" office:value-type="float" office:value="0.79" calcext:value-type="float">
            <text:p>0,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L71]" office:value-type="float" office:value="0.79" calcext:value-type="float">
            <text:p>0,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a Vigo vs Valencia (19 styczeń 2019)</text:p>
          </table:table-cell>
          <table:table-cell table:formula="of:=6.87-6.99" office:value-type="float" office:value="-0.12" calcext:value-type="float">
            <text:p>-0,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7-6.84" office:value-type="float" office:value="0.0300000000000002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58"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6.87-6.49"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87-6.98" office:value-type="float" office:value="-0.11" calcext:value-type="float">
            <text:p>-0,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99-6.7" office:value-type="float" office:value="0.29" calcext:value-type="float">
            <text:p>0,2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78"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1-7.2" office:value-type="float" office:value="-0.39" calcext:value-type="float">
            <text:p>-0,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1-6.75" office:value-type="float" office:value="0.0600000000000005" calcext:value-type="float">
            <text:p>0,06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1-6.84" office:value-type="float" office:value="-0.0299999999999994" calcext:value-type="float">
            <text:p>-0,0299999999999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9-6.65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5-6.76" office:value-type="float" office:value="0.089999999999999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L72]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 Betis vs Girona (20 styczeń 2019)</text:p>
          </table:table-cell>
          <table:table-cell table:formula="of:=6.76-6.79" office:value-type="float" office:value="-0.0300000000000002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6-7.2" office:value-type="float" office:value="-0.44" calcext:value-type="float">
            <text:p>-0,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6-6.62"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6-6.54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64" office:value-type="float" office:value="0.12" calcext:value-type="float">
            <text:p>0,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formula="of:=6.76-6.61" office:value-type="float" office:value="0.149999999999999" calcext:value-type="float">
            <text:p>0,1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9-6.62"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7-6.88"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84" office:value-type="float" office:value="-0.17" calcext:value-type="float">
            <text:p>-0,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7-6.8" office:value-type="float" office:value="-0.13" calcext:value-type="float">
            <text:p>-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99" office:value-type="float" office:value="-0.32" calcext:value-type="float">
            <text:p>-0,3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1-6.44"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14" office:value-type="float" office:value="0.6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9-6.18" office:value-type="float" office:value="0.510000000000001" calcext:value-type="float">
            <text:p>0,51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larreal vs Athletic Bilbao (20 styczeń 2019)</text:p>
          </table:table-cell>
          <table:table-cell table:formula="of:=6.85-6.84" office:value-type="float" office:value="0.00999999999999979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5-6.75" office:value-type="float" office:value="0.0999999999999996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formula="of:=6.85-6.98" office:value-type="float" office:value="-0.130000000000001" calcext:value-type="float">
            <text:p>-0,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6.85-6.61" office:value-type="float" office:value="0.239999999999999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6.85-6.73" office:value-type="float" office:value="0.119999999999999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5-6.62"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4-6.87" office:value-type="float" office:value="-0.0300000000000002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5-6.7" office:value-type="float" office:value="-0.0499999999999998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5-6.62" office:value-type="float" office:value="0.030000000000000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5-6.91"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5-6.63" office:value-type="float" office:value="0.0200000000000005" calcext:value-type="float">
            <text:p>0,02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8-6.71"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8-6.77"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96-6.75"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o Vallecano vs Real Sociedad (20 styczeń 2019)</text:p>
          </table:table-cell>
          <table:table-cell table:formula="of:=6.62-6.64" office:value-type="float" office:value="-0.0199999999999996" calcext:value-type="float">
            <text:p>-0,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62-6.61" office:value-type="float" office:value="0.00999999999999979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6.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71" office:value-type="float" office:value="-0.0899999999999999" calcext:value-type="float">
            <text:p>-0,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2-7.1" office:value-type="float" office:value="-0.48" calcext:value-type="float">
            <text:p>-0,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4-7.2" office:value-type="float" office:value="-0.560000000000001" calcext:value-type="float">
            <text:p>-0,56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4-6.75"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4-6.76" office:value-type="float" office:value="-0.12" calcext:value-type="float">
            <text:p>-0,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4-6.62" office:value-type="float" office:value="0.019999999999999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4-7.04" office:value-type="float" office:value="-0.4" calcext:value-type="float">
            <text:p>-0,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7-6.68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I75]" office:value-type="float" office:value="0.089999999999999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72-6.7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ante vs Real Valladolid (20 styczeń 2019)</text:p>
          </table:table-cell>
          <table:table-cell table:formula="of:=6.62-6.57" office:value-type="float" office:value="0.0499999999999998" calcext:value-type="float">
            <text:p>0,0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79"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6.62-7.1" office:value-type="float" office:value="-0.48" calcext:value-type="float">
            <text:p>-0,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62-6.65" office:value-type="float" office:value="-0.0300000000000002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62-6.64" office:value-type="float" office:value="-0.0199999999999996" calcext:value-type="float">
            <text:p>-0,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2-6.58" office:value-type="float" office:value="0.04" calcext:value-type="float">
            <text:p>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7-6.99" office:value-type="float" office:value="-0.42" calcext:value-type="float">
            <text:p>-0,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48-6.84" office:value-type="float" office:value="-0.359999999999999" calcext:value-type="float">
            <text:p>-0,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48-6.87" office:value-type="float" office:value="-0.39" calcext:value-type="float">
            <text:p>-0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48-6.88" office:value-type="float" office:value="-0.4" calcext:value-type="float">
            <text:p>-0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48-7.2" office:value-type="float" office:value="-0.72" calcext:value-type="float">
            <text:p>-0,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7-5.97" office:value-type="float" office:value="0.73" calcext:value-type="float">
            <text:p>0,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9-6.74" office:value-type="float" office:value="0.049999999999999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96-6.68"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elona vs Leganes (20 styczeń 2019)</text:p>
          </table:table-cell>
          <table:table-cell table:formula="of:=7.18-6.58"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18-6.62"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7.18-6.61" office:value-type="float" office:value="0.569999999999999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18-6.71" office:value-type="float" office:value="0.47" calcext:value-type="float">
            <text:p>0,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7.1-6.73" office:value-type="float" office:value="0.369999999999999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7.1-6.98" office:value-type="float" office:value="0.119999999999999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8-6.8" office:value-type="float" office:value="-0.22" calcext:value-type="float">
            <text:p>-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8-6.87" office:value-type="float" office:value="-0.29" calcext:value-type="float">
            <text:p>-0,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58-6.57" office:value-type="float" office:value="0.00999999999999979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8-6.79"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8-6.62" office:value-type="float" office:value="-0.04" calcext:value-type="float">
            <text:p>-0,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7.22-6.55"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34-6.49"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34-6.49" office:value-type="float" office:value="0.85" calcext:value-type="float">
            <text:p>0,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bar vs Espanyol (21 styczeń 2019)</text:p>
          </table:table-cell>
          <table:table-cell table:formula="of:=6.78-6.63"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8-6.71" office:value-type="float" office:value="0.0700000000000003" calcext:value-type="float">
            <text:p>0,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8-7.2" office:value-type="float" office:value="-0.42" calcext:value-type="float">
            <text:p>-0,4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.78-6.62"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8-6.98" office:value-type="float" office:value="-0.2" calcext:value-type="float">
            <text:p>-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8-6.67"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3-6.87"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-7.04"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3-6.75" office:value-type="float" office:value="-0.12" calcext:value-type="float">
            <text:p>-0,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3-6.88" office:value-type="float" office:value="-0.25" calcext:value-type="float">
            <text:p>-0,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3-6.57" office:value-type="float" office:value="0.059999999999999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-6.71" office:value-type="float" office:value="0.0899999999999999" calcext:value-type="float">
            <text:p>0,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7-6.49" office:value-type="float" office:value="0.279999999999999" calcext:value-type="float">
            <text:p>0,27999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3-6.67" office:value-type="float" office:value="-0.04" calcext:value-type="float">
            <text:p>-0,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illa vs Levante (26 styczeń 2019)</text:p>
          </table:table-cell>
          <table:table-cell table:formula="of:=6.88-6.62" office:value-type="float" office:value="0.26" calcext:value-type="float">
            <text:p>0,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8-6.91" office:value-type="float" office:value="-0.0300000000000002" calcext:value-type="float">
            <text:p>-0,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88-6.67"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6.8-6.48" office:value-type="float" office:value="0.319999999999999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63"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-6.49"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7.04" office:value-type="float" office:value="-0.42" calcext:value-type="float">
            <text:p>-0,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2-6.54" office:value-type="float" office:value="0.0800000000000001" calcext:value-type="float">
            <text:p>0,0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.62-6.78" office:value-type="float" office:value="-0.16" calcext:value-type="float">
            <text:p>-0,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59" office:value-type="float" office:value="0.0300000000000002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85" office:value-type="float" office:value="-0.23" calcext:value-type="float">
            <text:p>-0,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97-6.45"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7.02-6.57" office:value-type="float" office:value="0.449999999999999" calcext:value-type="float">
            <text:p>0,4499999999999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7-6.71" office:value-type="float" office:value="0.26" calcext:value-type="float">
            <text:p>0,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etico Madryt vs Getafe (26 styczeń 2019)</text:p>
          </table:table-cell>
          <table:table-cell table:formula="of:=7.04-6.59"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04-6.62"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04-6.63" office:value-type="float" office:value="0.41" calcext:value-type="float">
            <text:p>0,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04-6.67" office:value-type="float" office:value="0.37" calcext:value-type="float">
            <text:p>0,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7.1" office:value-type="float" office:value="-0.19" calcext:value-type="float">
            <text:p>-0,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91-6.65"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9-6.85" office:value-type="float" office:value="-0.26" calcext:value-type="float">
            <text:p>-0,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9" office:value-type="float" office:value="-0.2" calcext:value-type="float">
            <text:p>-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3" office:value-type="float" office:value="-0.140000000000001" calcext:value-type="float">
            <text:p>-0,14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5" office:value-type="float" office:value="-0.0600000000000005" calcext:value-type="float">
            <text:p>-0,06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49" office:value-type="float" office:value="0.0999999999999996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06-6.43"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12-6.58"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15-6.68" office:value-type="float" office:value="0.470000000000001" calcext:value-type="float">
            <text:p>0,47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anes vs Eibar (26 styczeń 2019)</text:p>
          </table:table-cell>
          <table:table-cell table:formula="of:=6.73-6.62"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6.73-6.49" office:value-type="float" office:value="0.24" calcext:value-type="float">
            <text:p>0,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3-6.62"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73-6.59" office:value-type="float" office:value="0.140000000000001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8-6.67" office:value-type="float" office:value="-0.0899999999999999" calcext:value-type="float">
            <text:p>-0,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8-6.91" office:value-type="float" office:value="-0.33" calcext:value-type="float">
            <text:p>-0,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2-7.18" office:value-type="float" office:value="-0.56" calcext:value-type="float">
            <text:p>-0,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6"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2-6.57" office:value-type="float" office:value="0.0499999999999998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62-6.87" office:value-type="float" office:value="-0.25" calcext:value-type="float">
            <text:p>-0,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81]"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-6.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-6.62" office:value-type="float" office:value="0.0800000000000001" calcext:value-type="float">
            <text:p>0,0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encia vs Villarreal (26 styczeń 2019)</text:p>
          </table:table-cell>
          <table:table-cell table:formula="of:=6.99-6.71" office:value-type="float" office:value="0.28" calcext:value-type="float">
            <text:p>0,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48"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99-6.49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62"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99-6.54"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99-6.67" office:value-type="float" office:value="0.32" calcext:value-type="float">
            <text:p>0,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1-6.78" office:value-type="float" office:value="-0.0700000000000003" calcext:value-type="float">
            <text:p>-0,0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5-6.59"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1-7.18" office:value-type="float" office:value="-0.47" calcext:value-type="float">
            <text:p>-0,4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1-6.62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1-6.7" office:value-type="float" office:value="0.00999999999999979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8" office:value-type="float" office:value="0.0700000000000003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2-6.7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7.15-6.79"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Valladolid vs Celta Vigo (27 styczeń 2019)</text:p>
          </table:table-cell>
          <table:table-cell table:formula="of:=6.57-6.61"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7-6.54" office:value-type="float" office:value="0.030000000000000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57-6.91" office:value-type="float" office:value="-0.34" calcext:value-type="float">
            <text:p>-0,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57-6.58" office:value-type="float" office:value="-0.00999999999999979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7-6.62" office:value-type="float" office:value="-0.0499999999999998" calcext:value-type="float">
            <text:p>-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7-6.63" office:value-type="float" office:value="-0.0599999999999996" calcext:value-type="float">
            <text:p>-0,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61-6.62" office:value-type="float" office:value="-0.00999999999999979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1-7.18" office:value-type="float" office:value="-0.569999999999999" calcext:value-type="float">
            <text:p>-0,56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61-6.85" office:value-type="float" office:value="-0.239999999999999" calcext:value-type="float">
            <text:p>-0,23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7" office:value-type="float" office:value="-0.26" calcext:value-type="float">
            <text:p>-0,2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.61-6.76" office:value-type="float" office:value="-0.149999999999999" calcext:value-type="float">
            <text:p>-0,14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83-6.65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9-6.68"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6-6.55"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ona vs Barcelona (27 styczeń 2019)</text:p>
          </table:table-cell>
          <table:table-cell table:formula="of:=6.79-7.1" office:value-type="float" office:value="-0.31" calcext:value-type="float">
            <text:p>-0,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9-6.67" office:value-type="float" office:value="0.12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9-6.59"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9-6.91" office:value-type="float" office:value="-0.12" calcext:value-type="float">
            <text:p>-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9-6.58"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9-6.54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1-6.75" office:value-type="float" office:value="0.35" calcext:value-type="float">
            <text:p>0,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7.1-6.62" office:value-type="float" office:value="0.48" calcext:value-type="float">
            <text:p>0,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7.1-6.8"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1-7.04" office:value-type="float" office:value="0.059999999999999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.1-6.62"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59-7.15" office:value-type="float" office:value="-0.560000000000001" calcext:value-type="float">
            <text:p>-0,56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59-7.15" office:value-type="float" office:value="-0.560000000000001" calcext:value-type="float">
            <text:p>-0,56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59-7.15" office:value-type="float" office:value="-0.560000000000001" calcext:value-type="float">
            <text:p>-0,56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 Sociedad vs SD Huesca (27 styczeń 2019)</text:p>
          </table:table-cell>
          <table:table-cell table:formula="of:=6.87-6.49" office:value-type="float" office:value="0.38" calcext:value-type="float">
            <text:p>0,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87-6.63"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7"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7-6.48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7-6.61" office:value-type="float" office:value="0.26" calcext:value-type="float">
            <text:p>0,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6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49-6.73" office:value-type="float" office:value="-0.24" calcext:value-type="float">
            <text:p>-0,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9-6.99"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49-6.87" office:value-type="float" office:value="-0.38" calcext:value-type="float">
            <text:p>-0,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9-6.7" office:value-type="float" office:value="-0.21" calcext:value-type="float">
            <text:p>-0,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49-6.88" office:value-type="float" office:value="-0.39" calcext:value-type="float">
            <text:p>-0,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-0.11+0.29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04+0.62"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04+0.62"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letic Bilbao vs Real Betis (27 styczeń 2019)</text:p>
          </table:table-cell>
          <table:table-cell table:style-name="ce1" table:formula="of:=6.84-6.73" office:value-type="float" office:value="0.109999999999999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84-6.62" office:value-type="float" office:value="0.22" calcext:value-type="float">
            <text:p>0,2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84-6.48" office:value-type="float" office:value="0.359999999999999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4-6.67" office:value-type="float" office:value="0.17" calcext:value-type="float">
            <text:p>0,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4-6.59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6.84-6.81" office:value-type="float" office:value="0.0299999999999994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3-6.59" office:value-type="float" office:value="0.140000000000001" calcext:value-type="float">
            <text:p>0,14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76-6.8" office:value-type="float" office:value="-0.04" calcext:value-type="float">
            <text:p>-0,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3-6.85" office:value-type="float" office:value="-0.119999999999999" calcext:value-type="float">
            <text:p>-0,1199999999999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.73-7.18" office:value-type="float" office:value="-0.449999999999999" calcext:value-type="float">
            <text:p>-0,4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3-6.75" office:value-type="float" office:value="-0.0199999999999996" calcext:value-type="float">
            <text:p>-0,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9-6.55" office:value-type="float" office:value="0.350000000000001" calcext:value-type="float">
            <text:p>0,35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91-6.71"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7-6.58"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anyol vs Real Madryt (27 styczeń 2019)</text:p>
          </table:table-cell>
          <table:table-cell table:style-name="ce1" table:formula="of:=6.8-6.98" office:value-type="float" office:value="-0.180000000000001" calcext:value-type="float">
            <text:p>-0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-6.58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table:formula="of:=6.8-6.73" office:value-type="float" office:value="0.0699999999999994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8-7.1"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8-6.67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6.8-6.65" office:value-type="float" office:value="0.149999999999999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98-6.76" office:value-type="float" office:value="0.220000000000001" calcext:value-type="float">
            <text:p>0,2200000000000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98-6.85" office:value-type="float" office:value="0.130000000000001" calcext:value-type="float">
            <text:p>0,13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8-6.59" office:value-type="float" office:value="0.390000000000001" calcext:value-type="float">
            <text:p>0,39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98-6.78"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98-6.87"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7-7.19" office:value-type="float" office:value="-0.420000000000001" calcext:value-type="float">
            <text:p>-0,42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5-7.11" office:value-type="float" office:value="-0.36" calcext:value-type="float">
            <text:p>-0,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6.79-7.16" office:value-type="float" office:value="-0.37" calcext:value-type="float">
            <text:p>-0,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portivo Alaves vs Rayo Vallecano (28 styczeń 2019)</text:p>
          </table:table-cell>
          <table:table-cell table:formula="of:=6.7-6.54"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-6.81" office:value-type="float" office:value="-0.11" calcext:value-type="float">
            <text:p>-0,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-6.84" office:value-type="float" office:value="-0.14" calcext:value-type="float">
            <text:p>-0,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-6.62" office:value-type="float" office:value="0.0800000000000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49"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7-6.71" office:value-type="float" office:value="-0.04" calcext:value-type="float">
            <text:p>-0,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54-6.57" office:value-type="float" office:value="-0.0300000000000002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formula="of:=6.54-7.2" office:value-type="float" office:value="-0.66" calcext:value-type="float">
            <text:p>-0,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4-6.76"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54-6.99" office:value-type="float" office:value="-0.45" calcext:value-type="float">
            <text:p>-0,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54-6.79" office:value-type="float" office:value="-0.25" calcext:value-type="float">
            <text:p>-0,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-0.51+0.62"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-0.04+0.59" office:value-type="float" office:value="0.55" calcext:value-type="float">
            <text:p>0,5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.04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 Huesca vs Real Valladolid <text:s/>(1 luty 2019)</text:p>
          </table:table-cell>
          <table:table-cell table:style-name="ce1" table:formula="of:=6.59-6.48" office:value-type="float" office:value="0.109999999999999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59-6.91" office:value-type="float" office:value="-0.32" calcext:value-type="float">
            <text:p>-0,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6.59-6.73" office:value-type="float" office:value="-0.140000000000001" calcext:value-type="float">
            <text:p>-0,1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9-6.85"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59-6.98" office:value-type="float" office:value="-0.390000000000001" calcext:value-type="float">
            <text:p>-0,3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59-6.62" office:value-type="float" office:value="-0.0300000000000002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48-6.62" office:value-type="float" office:value="-0.14" calcext:value-type="float">
            <text:p>-0,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7-6.99" office:value-type="float" office:value="-0.42" calcext:value-type="float">
            <text:p>-0,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48-6.84" office:value-type="float" office:value="-0.359999999999999" calcext:value-type="float">
            <text:p>-0,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48-6.87" office:value-type="float" office:value="-0.39" calcext:value-type="float">
            <text:p>-0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48-6.88"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48-6.27" office:value-type="float" office:value="0.210000000000001" calcext:value-type="float">
            <text:p>0,21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I89]" office:value-type="float" office:value="0.210000000000001" calcext:value-type="float">
            <text:p>0,21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35-5.97" office:value-type="float" office:value="0.38" calcext:value-type="float">
            <text:p>0,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ante vs Getafe (2 luty 2019)</text:p>
          </table:table-cell>
          <table:table-cell table:formula="of:=6.62-6.59" office:value-type="float" office:value="0.030000000000000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62-6.48" office:value-type="float" office:value="0.14" calcext:value-type="float">
            <text:p>0,1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79"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6.62-7.1" office:value-type="float" office:value="-0.48" calcext:value-type="float">
            <text:p>-0,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62-6.65" office:value-type="float" office:value="-0.0300000000000002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62-6.64" office:value-type="float" office:value="-0.0199999999999996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59-7.04" office:value-type="float" office:value="-0.45" calcext:value-type="float">
            <text:p>-0,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9-6.85" office:value-type="float" office:value="-0.26" calcext:value-type="float">
            <text:p>-0,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9" office:value-type="float" office:value="-0.2" calcext:value-type="float">
            <text:p>-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73" office:value-type="float" office:value="-0.140000000000001" calcext:value-type="float">
            <text:p>-0,14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9-6.65" office:value-type="float" office:value="-0.0600000000000005" calcext:value-type="float">
            <text:p>-0,060000000000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-6.43" office:value-type="float" office:value="0.17" calcext:value-type="float">
            <text:p>0,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-6.44"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63-6.58" office:value-type="float" office:value="0.0499999999999998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Sociedad vs Athletic Bilbao (2 luty 2019)</text:p>
          </table:table-cell>
          <table:table-cell table:formula="of:=6.87-6.84" office:value-type="float" office:value="0.0300000000000002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59"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87-6.63"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7-6.7"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7-6.48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7-6.61" office:value-type="float" office:value="0.26" calcext:value-type="float">
            <text:p>0,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4-6.85" office:value-type="float" office:value="-0.00999999999999979" calcext:value-type="float">
            <text:p>-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4-6.87" office:value-type="float" office:value="-0.0300000000000002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65-6.7" office:value-type="float" office:value="-0.0499999999999998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5-6.62" office:value-type="float" office:value="0.030000000000000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5-6.91" office:value-type="float" office:value="-0.26" calcext:value-type="float">
            <text:p>-0,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8-6.71" office:value-type="float" office:value="0.089999999999999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6-6.77" office:value-type="float" office:value="0.0900000000000007" calcext:value-type="float">
            <text:p>0,09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91-6.75"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na vs Valencia (2 luty 2019)</text:p>
          </table:table-cell>
          <table:table-cell table:formula="of:=7.18-6.99"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7.18-6.58"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18-6.62"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7.18-6.61" office:value-type="float" office:value="0.569999999999999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18-6.71" office:value-type="float" office:value="0.47" calcext:value-type="float">
            <text:p>0,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7.1-6.73" office:value-type="float" office:value="0.369999999999999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81-6.87" office:value-type="float" office:value="-0.0599999999999996" calcext:value-type="float">
            <text:p>-0,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99-6.7" office:value-type="float" office:value="0.29" calcext:value-type="float">
            <text:p>0,2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9-6.78"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1-7.2" office:value-type="float" office:value="-0.39" calcext:value-type="float">
            <text:p>-0,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1-6.75" office:value-type="float" office:value="0.0600000000000005" calcext:value-type="float">
            <text:p>0,06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22-6.65" office:value-type="float" office:value="0.569999999999999" calcext:value-type="float">
            <text:p>0,56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I92]" office:value-type="float" office:value="0.569999999999999" calcext:value-type="float">
            <text:p>0,5699999999999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7.34-6.76" office:value-type="float" office:value="0.58" calcext:value-type="float">
            <text:p>0,5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lta Vigo vs Sevilla (2 luty 2019)</text:p>
          </table:table-cell>
          <table:table-cell table:formula="of:=6.87-6.6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7-6.81" office:value-type="float" office:value="0.059999999999999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7-6.84" office:value-type="float" office:value="0.0300000000000002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7-6.58"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6.87-6.49"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87-6.98"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2-7.2" office:value-type="float" office:value="-0.58" calcext:value-type="float">
            <text:p>-0,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88-6.84" office:value-type="float" office:value="0.04" calcext:value-type="float">
            <text:p>0,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3" office:value-type="float" office:value="-0.11" calcext:value-type="float">
            <text:p>-0,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99" office:value-type="float" office:value="-0.37" calcext:value-type="float">
            <text:p>-0,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62-6.7" office:value-type="float" office:value="-0.0800000000000001" calcext:value-type="float">
            <text:p>-0,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.69-6.71" office:value-type="float" office:value="-0.0199999999999996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85-6.59" office:value-type="float" office:value="0.26" calcext:value-type="float">
            <text:p>0,2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9-6.76" office:value-type="float" office:value="0.140000000000001" calcext:value-type="float">
            <text:p>0,14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rreal vs Espanyol (3 luty 2019)</text:p>
          </table:table-cell>
          <table:table-cell table:formula="of:=6.85-6.63" office:value-type="float" office:value="0.22" calcext:value-type="float">
            <text:p>0,2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6.85-6.65" office:value-type="float" office:value="0.199999999999999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85-6.75" office:value-type="float" office:value="0.0999999999999996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formula="of:=6.85-6.98" office:value-type="float" office:value="-0.130000000000001" calcext:value-type="float">
            <text:p>-0,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6.85-6.61" office:value-type="float" office:value="0.239999999999999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6.85-6.73" office:value-type="float" office:value="0.119999999999999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3-6.78" office:value-type="float" office:value="-0.15" calcext:value-type="float">
            <text:p>-0,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3-6.87"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-7.04"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3-6.75" office:value-type="float" office:value="-0.12" calcext:value-type="float">
            <text:p>-0,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3-6.88" office:value-type="float" office:value="-0.25" calcext:value-type="float">
            <text:p>-0,2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4]"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8-6.71"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88-6.49" office:value-type="float" office:value="0.39" calcext:value-type="float">
            <text:p>0,3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 Betis vs Atletico Madryt (3 luty 2019)</text:p>
          </table:table-cell>
          <table:table-cell table:formula="of:=6.76-6.91" office:value-type="float" office:value="-0.15" calcext:value-type="float">
            <text:p>-0,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76-6.67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6-7.2" office:value-type="float" office:value="-0.44" calcext:value-type="float">
            <text:p>-0,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6-6.62"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6-6.54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6-6.64"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91-6.59" office:value-type="float" office:value="0.32" calcext:value-type="float">
            <text:p>0,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88" office:value-type="float" office:value="0.0300000000000002" calcext:value-type="float">
            <text:p>0,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91-6.57"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79" office:value-type="float" office:value="0.12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6.73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81-6.99" office:value-type="float" office:value="-0.18" calcext:value-type="float">
            <text:p>-0,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6-7.08" office:value-type="float" office:value="-0.32" calcext:value-type="float">
            <text:p>-0,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3-6.89" office:value-type="float" office:value="-0.26" calcext:value-type="float">
            <text:p>-0,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bar vs Girona (3 luty 2019)</text:p>
          </table:table-cell>
          <table:table-cell table:formula="of:=6.78-6.67"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8-6.63"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8-6.71" office:value-type="float" office:value="0.0700000000000003" calcext:value-type="float">
            <text:p>0,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78-7.2" office:value-type="float" office:value="-0.42" calcext:value-type="float">
            <text:p>-0,4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.78-6.62"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8-6.98" office:value-type="float" office:value="-0.2" calcext:value-type="float">
            <text:p>-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67-6.76" office:value-type="float" office:value="-0.0899999999999999" calcext:value-type="float">
            <text:p>-0,0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9-6.62"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7-6.88"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84" office:value-type="float" office:value="-0.17" calcext:value-type="float">
            <text:p>-0,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.67-6.8" office:value-type="float" office:value="-0.13" calcext:value-type="float">
            <text:p>-0,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.8-6.44" office:value-type="float" office:value="0.359999999999999" calcext:value-type="float">
            <text:p>0,35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19-6.55" office:value-type="float" office:value="-0.359999999999999" calcext:value-type="float">
            <text:p>-0,35999999999999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-0.65+0.42" office:value-type="float" office:value="-0.23" calcext:value-type="float">
            <text:p>-0,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Madryt vs Deportivo Alaves (3 luty 2019)</text:p>
          </table:table-cell>
          <table:table-cell table:formula="of:=7.2-6.67"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62"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7.2-6.87"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2-6.54" office:value-type="float" office:value="0.6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81"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2-6.48"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.67-6.75" office:value-type="float" office:value="-0.0800000000000001" calcext:value-type="float">
            <text:p>-0,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8-6.79" office:value-type="float" office:value="0.00999999999999979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7-6.87"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67-7.04" office:value-type="float" office:value="-0.37" calcext:value-type="float">
            <text:p>-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67-6.58" office:value-type="float" office:value="0.089999999999999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7.09-6.75"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38-6.5" office:value-type="float" office:value="0.88" calcext:value-type="float">
            <text:p>0,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0.65"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o Vallecano vs Leganes (4 luty 2019)</text:p>
          </table:table-cell>
          <table:table-cell table:formula="of:=6.62-6.58" office:value-type="float" office:value="0.04" calcext:value-type="float">
            <text:p>0,0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64" office:value-type="float" office:value="-0.0199999999999996" calcext:value-type="float">
            <text:p>-0,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62-6.61" office:value-type="float" office:value="0.00999999999999979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62-6.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62-6.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62-6.71" office:value-type="float" office:value="-0.0899999999999999" calcext:value-type="float">
            <text:p>-0,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.58-7.18"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8-6.8" office:value-type="float" office:value="-0.22" calcext:value-type="float">
            <text:p>-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8-6.87" office:value-type="float" office:value="-0.29" calcext:value-type="float">
            <text:p>-0,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58-6.57" office:value-type="float" office:value="0.00999999999999979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8-6.79"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8]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28-6.55" office:value-type="float" office:value="-0.27" calcext:value-type="float">
            <text:p>-0,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6.76-6.49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 Valladolid vs Villarreal (8 luty 2018)</text:p>
          </table:table-cell>
          <table:table-cell table:formula="of:=6.57-6.71" office:value-type="float" office:value="-0.14" calcext:value-type="float">
            <text:p>-0,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57-6.61"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57-6.54" office:value-type="float" office:value="0.030000000000000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.57-6.91" office:value-type="float" office:value="-0.34" calcext:value-type="float">
            <text:p>-0,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57-6.58" office:value-type="float" office:value="-0.00999999999999979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57-6.62" office:value-type="float" office:value="-0.0499999999999998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71-6.99" office:value-type="float" office:value="-0.28" calcext:value-type="float">
            <text:p>-0,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71-6.78" office:value-type="float" office:value="-0.0700000000000003" calcext:value-type="float">
            <text:p>-0,0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85-6.59"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71-7.18" office:value-type="float" office:value="-0.47" calcext:value-type="float">
            <text:p>-0,4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71-6.62" office:value-type="float" office:value="0.089999999999999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3-6.59"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0.18-0.49" office:value-type="float" office:value="-0.31" calcext:value-type="float">
            <text:p>-0,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L99]" office:value-type="float" office:value="-0.31" calcext:value-type="float">
            <text:p>-0,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afe vs Celta Vigo (9 styczeń 2019)</text:p>
          </table:table-cell>
          <table:table-cell table:formula="of:=6.75-6.61" office:value-type="float" office:value="0.14" calcext:value-type="float">
            <text:p>0,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.75-6.67" office:value-type="float" office:value="0.0800000000000001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75-7.18" office:value-type="float" office:value="-0.43" calcext:value-type="float">
            <text:p>-0,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75-6.64"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75-6.63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6.75-6.81" office:value-type="float" office:value="-0.0600000000000005" calcext:value-type="float">
            <text:p>-0,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57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.61-6.62" office:value-type="float" office:value="-0.00999999999999979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6.61-7.18" office:value-type="float" office:value="-0.569999999999999" calcext:value-type="float">
            <text:p>-0,56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.61-6.85" office:value-type="float" office:value="-0.239999999999999" calcext:value-type="float">
            <text:p>-0,23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.61-6.87" office:value-type="float" office:value="-0.26" calcext:value-type="float">
            <text:p>-0,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.58-6.64" office:value-type="float" office:value="-0.059999999999999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1-6.75" office:value-type="float" office:value="-0.04" calcext:value-type="float">
            <text:p>-0,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75-6.84" office:value-type="float" office:value="-0.0899999999999999" calcext:value-type="float">
            <text:p>-0,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etico Madryt vs Real Madryt (9 luty 2019)</text:p>
          </table:table-cell>
          <table:table-cell table:formula="of:=7.04-6.98" office:value-type="float" office:value="0.059999999999999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7.04-6.59"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04-6.62"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04-6.63" office:value-type="float" office:value="0.41" calcext:value-type="float">
            <text:p>0,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.04-6.67" office:value-type="float" office:value="0.37" calcext:value-type="float">
            <text:p>0,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91-7.1" office:value-type="float" office:value="-0.19" calcext:value-type="float">
            <text:p>-0,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.98-6.8" office:value-type="float" office:value="0.180000000000001" calcext:value-type="float">
            <text:p>0,18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.98-6.76" office:value-type="float" office:value="0.220000000000001" calcext:value-type="float">
            <text:p>0,2200000000000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.98-6.85" office:value-type="float" office:value="0.130000000000001" calcext:value-type="float">
            <text:p>0,13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98-6.59" office:value-type="float" office:value="0.390000000000001" calcext:value-type="float">
            <text:p>0,39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6.98-6.78"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7.06-7.19" office:value-type="float" office:value="-0.130000000000001" calcext:value-type="float">
            <text:p>-0,13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7.1-7.11" office:value-type="float" office:value="-0.0100000000000007" calcext:value-type="float">
            <text:p>-0,01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L101]" office:value-type="float" office:value="-0.0100000000000007" calcext:value-type="float">
            <text:p>-0,01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.00.0000</text:date>, <text:time style:data-style-name="N2" text:time-value="13:55:04.54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2:24:32.676000000</meta:creation-date>
    <dc:date>2019-07-19T00:21:04.415000000</dc:date>
    <meta:editing-duration>PT4H47M34S</meta:editing-duration>
    <meta:editing-cycles>43</meta:editing-cycles>
    <meta:generator>LibreOffice/6.2.4.2$Windows_x86 LibreOffice_project/2412653d852ce75f65fbfa83fb7e7b669a126d64</meta:generator>
    <meta:document-statistic meta:table-count="1" meta:cell-count="4342" meta:object-count="0"/>
  </office:meta>
</office:document-meta>
</file>